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2" style:family="paragraph" style:parent-style-name="Standard" style:list-style-name="L8">
      <style:paragraph-properties fo:margin-top="0cm" fo:margin-bottom="0cm" loext:contextual-spacing="false" fo:line-height="100%" fo:text-align="justify" style:justify-single-word="false"/>
      <style:text-properties officeooo:paragraph-rsid="04573748"/>
    </style:style>
    <style:style style:name="P3" style:family="paragraph" style:parent-style-name="Standard" style:list-style-name="L8">
      <style:paragraph-properties fo:margin-top="0cm" fo:margin-bottom="0cm" loext:contextual-spacing="false" fo:line-height="100%" fo:text-align="justify" style:justify-single-word="false"/>
      <style:text-properties officeooo:paragraph-rsid="04590d04"/>
    </style:style>
    <style:style style:name="P4" style:family="paragraph" style:parent-style-name="Standard" style:list-style-name="L8">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5"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6"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7"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9"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1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16" style:family="paragraph" style:parent-style-name="List_20_Paragraph" style:list-style-name="L1">
      <style:paragraph-properties fo:text-align="justify" style:justify-single-word="false"/>
      <style:text-properties officeooo:paragraph-rsid="082364d6"/>
    </style:style>
    <style:style style:name="P17" style:family="paragraph" style:parent-style-name="List_20_Paragraph" style:list-style-name="L1">
      <style:paragraph-properties fo:text-align="justify" style:justify-single-word="false"/>
      <style:text-properties officeooo:paragraph-rsid="0824c8bf"/>
    </style:style>
    <style:style style:name="P18" style:family="paragraph" style:parent-style-name="List_20_Paragraph" style:list-style-name="L1">
      <style:paragraph-properties fo:text-align="justify" style:justify-single-word="false"/>
      <style:text-properties officeooo:paragraph-rsid="0826294a"/>
    </style:style>
    <style:style style:name="P19" style:family="paragraph" style:parent-style-name="List_20_Paragraph" style:list-style-name="L1">
      <style:paragraph-properties fo:text-align="justify" style:justify-single-word="false"/>
      <style:text-properties officeooo:paragraph-rsid="08276c89"/>
    </style:style>
    <style:style style:name="P20" style:family="paragraph" style:parent-style-name="List_20_Paragraph" style:list-style-name="L1">
      <style:paragraph-properties fo:text-align="justify" style:justify-single-word="false"/>
      <style:text-properties officeooo:paragraph-rsid="0827bbbf"/>
    </style:style>
    <style:style style:name="P21" style:family="paragraph" style:parent-style-name="List_20_Paragraph" style:list-style-name="L1">
      <style:paragraph-properties fo:text-align="justify" style:justify-single-word="false"/>
      <style:text-properties officeooo:paragraph-rsid="08285d02"/>
    </style:style>
    <style:style style:name="P22" style:family="paragraph" style:parent-style-name="List_20_Paragraph" style:list-style-name="L1">
      <style:paragraph-properties fo:text-align="justify" style:justify-single-word="false"/>
      <style:text-properties officeooo:paragraph-rsid="0829f284"/>
    </style:style>
    <style:style style:name="P23" style:family="paragraph" style:parent-style-name="List_20_Paragraph" style:list-style-name="L1">
      <style:paragraph-properties fo:text-align="justify" style:justify-single-word="false"/>
      <style:text-properties officeooo:paragraph-rsid="082bb771"/>
    </style:style>
    <style:style style:name="P24" style:family="paragraph" style:parent-style-name="List_20_Paragraph" style:list-style-name="L1">
      <style:paragraph-properties fo:text-align="justify" style:justify-single-word="false"/>
      <style:text-properties officeooo:paragraph-rsid="082cc34a"/>
    </style:style>
    <style:style style:name="P25" style:family="paragraph" style:parent-style-name="List_20_Paragraph" style:list-style-name="L1">
      <style:paragraph-properties fo:text-align="justify" style:justify-single-word="false"/>
      <style:text-properties officeooo:paragraph-rsid="082de27a"/>
    </style:style>
    <style:style style:name="P26" style:family="paragraph" style:parent-style-name="List_20_Paragraph" style:list-style-name="L1">
      <style:paragraph-properties fo:text-align="justify" style:justify-single-word="false"/>
      <style:text-properties officeooo:paragraph-rsid="082f3614"/>
    </style:style>
    <style:style style:name="P27" style:family="paragraph" style:parent-style-name="List_20_Paragraph" style:list-style-name="L1">
      <style:paragraph-properties fo:text-align="justify" style:justify-single-word="false"/>
      <style:text-properties officeooo:paragraph-rsid="0830e14a"/>
    </style:style>
    <style:style style:name="P28" style:family="paragraph" style:parent-style-name="List_20_Paragraph" style:list-style-name="L1">
      <style:paragraph-properties fo:text-align="justify" style:justify-single-word="false"/>
      <style:text-properties officeooo:paragraph-rsid="0831da48"/>
    </style:style>
    <style:style style:name="P29" style:family="paragraph" style:parent-style-name="List_20_Paragraph" style:list-style-name="L1">
      <style:paragraph-properties fo:text-align="justify" style:justify-single-word="false"/>
      <style:text-properties officeooo:paragraph-rsid="083299b9"/>
    </style:style>
    <style:style style:name="P30" style:family="paragraph" style:parent-style-name="List_20_Paragraph" style:list-style-name="L1">
      <style:paragraph-properties fo:text-align="justify" style:justify-single-word="false"/>
      <style:text-properties officeooo:paragraph-rsid="0836421a"/>
    </style:style>
    <style:style style:name="P31" style:family="paragraph" style:parent-style-name="List_20_Paragraph" style:list-style-name="L1">
      <style:paragraph-properties fo:text-align="justify" style:justify-single-word="false"/>
      <style:text-properties officeooo:paragraph-rsid="08647e0f"/>
    </style:style>
    <style:style style:name="P32" style:family="paragraph" style:parent-style-name="List_20_Paragraph" style:list-style-name="L1">
      <style:paragraph-properties fo:text-align="justify" style:justify-single-word="false"/>
      <style:text-properties officeooo:paragraph-rsid="08396290"/>
    </style:style>
    <style:style style:name="P33" style:family="paragraph" style:parent-style-name="List_20_Paragraph" style:list-style-name="L1">
      <style:paragraph-properties fo:text-align="justify" style:justify-single-word="false"/>
      <style:text-properties officeooo:paragraph-rsid="083965e5"/>
    </style:style>
    <style:style style:name="P34" style:family="paragraph" style:parent-style-name="List_20_Paragraph" style:list-style-name="L1">
      <style:paragraph-properties fo:text-align="justify" style:justify-single-word="false"/>
      <style:text-properties officeooo:paragraph-rsid="083b4179"/>
    </style:style>
    <style:style style:name="P35" style:family="paragraph" style:parent-style-name="List_20_Paragraph" style:list-style-name="L1">
      <style:paragraph-properties fo:text-align="justify" style:justify-single-word="false"/>
      <style:text-properties officeooo:paragraph-rsid="085033f0"/>
    </style:style>
    <style:style style:name="P36" style:family="paragraph" style:parent-style-name="List_20_Paragraph" style:list-style-name="L1">
      <style:paragraph-properties fo:text-align="justify" style:justify-single-word="false"/>
      <style:text-properties officeooo:paragraph-rsid="086d389b"/>
    </style:style>
    <style:style style:name="P37" style:family="paragraph" style:parent-style-name="List_20_Paragraph" style:list-style-name="L1">
      <style:paragraph-properties fo:text-align="justify" style:justify-single-word="false"/>
      <style:text-properties officeooo:paragraph-rsid="0875a145"/>
    </style:style>
    <style:style style:name="P38" style:family="paragraph" style:parent-style-name="List_20_Paragraph" style:list-style-name="L1">
      <style:paragraph-properties fo:text-align="justify" style:justify-single-word="false"/>
      <style:text-properties officeooo:paragraph-rsid="086e9076"/>
    </style:style>
    <style:style style:name="P39" style:family="paragraph" style:parent-style-name="List_20_Paragraph" style:list-style-name="L1">
      <style:paragraph-properties fo:text-align="justify" style:justify-single-word="false"/>
      <style:text-properties officeooo:paragraph-rsid="083b612b"/>
    </style:style>
    <style:style style:name="P40" style:family="paragraph" style:parent-style-name="List_20_Paragraph" style:list-style-name="L1">
      <style:paragraph-properties fo:text-align="justify" style:justify-single-word="false"/>
      <style:text-properties officeooo:paragraph-rsid="0876bf63"/>
    </style:style>
    <style:style style:name="P41" style:family="paragraph" style:parent-style-name="List_20_Paragraph" style:list-style-name="L1">
      <style:paragraph-properties fo:text-align="justify" style:justify-single-word="false"/>
      <style:text-properties officeooo:paragraph-rsid="087726ac"/>
    </style:style>
    <style:style style:name="P42" style:family="paragraph" style:parent-style-name="List_20_Paragraph" style:list-style-name="L1">
      <style:paragraph-properties fo:text-align="justify" style:justify-single-word="false"/>
      <style:text-properties officeooo:paragraph-rsid="0880cbcc"/>
    </style:style>
    <style:style style:name="P43" style:family="paragraph" style:parent-style-name="List_20_Paragraph" style:list-style-name="L1">
      <style:paragraph-properties fo:text-align="justify" style:justify-single-word="false"/>
      <style:text-properties officeooo:paragraph-rsid="088226b6"/>
    </style:style>
    <style:style style:name="P44" style:family="paragraph" style:parent-style-name="List_20_Paragraph" style:list-style-name="L1">
      <style:paragraph-properties fo:text-align="justify" style:justify-single-word="false"/>
      <style:text-properties officeooo:paragraph-rsid="08844752"/>
    </style:style>
    <style:style style:name="P45" style:family="paragraph" style:parent-style-name="List_20_Paragraph" style:list-style-name="L1">
      <style:paragraph-properties fo:text-align="justify" style:justify-single-word="false"/>
      <style:text-properties officeooo:paragraph-rsid="088684ef"/>
    </style:style>
    <style:style style:name="P46" style:family="paragraph" style:parent-style-name="List_20_Paragraph" style:list-style-name="L1">
      <style:paragraph-properties fo:text-align="justify" style:justify-single-word="false"/>
      <style:text-properties officeooo:paragraph-rsid="0890e38e"/>
    </style:style>
    <style:style style:name="P47" style:family="paragraph" style:parent-style-name="List_20_Paragraph" style:list-style-name="L1">
      <style:paragraph-properties fo:text-align="justify" style:justify-single-word="false"/>
      <style:text-properties officeooo:paragraph-rsid="0893e123"/>
    </style:style>
    <style:style style:name="P48" style:family="paragraph" style:parent-style-name="List_20_Paragraph" style:list-style-name="L1">
      <style:paragraph-properties fo:text-align="justify" style:justify-single-word="false"/>
      <style:text-properties officeooo:paragraph-rsid="08946ea0"/>
    </style:style>
    <style:style style:name="P49" style:family="paragraph" style:parent-style-name="List_20_Paragraph" style:list-style-name="L1">
      <style:paragraph-properties fo:text-align="justify" style:justify-single-word="false"/>
      <style:text-properties officeooo:paragraph-rsid="08949945"/>
    </style:style>
    <style:style style:name="P50" style:family="paragraph" style:parent-style-name="List_20_Paragraph" style:list-style-name="L1">
      <style:paragraph-properties fo:text-align="justify" style:justify-single-word="false"/>
      <style:text-properties officeooo:paragraph-rsid="08958529"/>
    </style:style>
    <style:style style:name="P51" style:family="paragraph" style:parent-style-name="List_20_Paragraph" style:list-style-name="L1">
      <style:paragraph-properties fo:text-align="justify" style:justify-single-word="false"/>
      <style:text-properties officeooo:paragraph-rsid="064dbca4"/>
    </style:style>
    <style:style style:name="P52" style:family="paragraph" style:parent-style-name="List_20_Paragraph" style:list-style-name="L1">
      <style:paragraph-properties fo:text-align="justify" style:justify-single-word="false"/>
      <style:text-properties officeooo:paragraph-rsid="06514598"/>
    </style:style>
    <style:style style:name="P53" style:family="paragraph" style:parent-style-name="List_20_Paragraph" style:list-style-name="L1">
      <style:paragraph-properties fo:text-align="justify" style:justify-single-word="false"/>
      <style:text-properties officeooo:paragraph-rsid="08044733"/>
    </style:style>
    <style:style style:name="P54" style:family="paragraph" style:parent-style-name="List_20_Paragraph" style:list-style-name="L1">
      <style:paragraph-properties fo:text-align="justify" style:justify-single-word="false"/>
      <style:text-properties officeooo:paragraph-rsid="066545d3"/>
    </style:style>
    <style:style style:name="P55" style:family="paragraph" style:parent-style-name="List_20_Paragraph" style:list-style-name="L1">
      <style:paragraph-properties fo:text-align="justify" style:justify-single-word="false"/>
      <style:text-properties officeooo:paragraph-rsid="05fbff63"/>
    </style:style>
    <style:style style:name="P56" style:family="paragraph" style:parent-style-name="List_20_Paragraph" style:list-style-name="L1">
      <style:paragraph-properties fo:text-align="justify" style:justify-single-word="false"/>
      <style:text-properties officeooo:paragraph-rsid="05e86234"/>
    </style:style>
    <style:style style:name="P57" style:family="paragraph" style:parent-style-name="List_20_Paragraph" style:list-style-name="L1">
      <style:paragraph-properties fo:text-align="justify" style:justify-single-word="false"/>
      <style:text-properties officeooo:paragraph-rsid="05e93ae0"/>
    </style:style>
    <style:style style:name="P58" style:family="paragraph" style:parent-style-name="List_20_Paragraph" style:list-style-name="L1">
      <style:paragraph-properties fo:text-align="justify" style:justify-single-word="false"/>
      <style:text-properties officeooo:paragraph-rsid="058cd0ee"/>
    </style:style>
    <style:style style:name="P59" style:family="paragraph" style:parent-style-name="List_20_Paragraph" style:list-style-name="L1">
      <style:paragraph-properties fo:text-align="justify" style:justify-single-word="false"/>
      <style:text-properties officeooo:paragraph-rsid="05830a4b"/>
    </style:style>
    <style:style style:name="P60" style:family="paragraph" style:parent-style-name="List_20_Paragraph" style:list-style-name="L1">
      <style:paragraph-properties fo:text-align="justify" style:justify-single-word="false"/>
      <style:text-properties officeooo:paragraph-rsid="044ee1c5"/>
    </style:style>
    <style:style style:name="P61" style:family="paragraph" style:parent-style-name="List_20_Paragraph" style:list-style-name="L1">
      <style:paragraph-properties fo:text-align="justify" style:justify-single-word="false"/>
      <style:text-properties officeooo:paragraph-rsid="055b1b50"/>
    </style:style>
    <style:style style:name="P62" style:family="paragraph" style:parent-style-name="List_20_Paragraph" style:list-style-name="L1">
      <style:paragraph-properties fo:text-align="justify" style:justify-single-word="false"/>
      <style:text-properties officeooo:paragraph-rsid="0560a66e"/>
    </style:style>
    <style:style style:name="P63" style:family="paragraph" style:parent-style-name="List_20_Paragraph" style:list-style-name="L1">
      <style:paragraph-properties fo:text-align="justify" style:justify-single-word="false"/>
      <style:text-properties officeooo:paragraph-rsid="05577958"/>
    </style:style>
    <style:style style:name="P64" style:family="paragraph" style:parent-style-name="List_20_Paragraph" style:list-style-name="L1">
      <style:paragraph-properties fo:text-align="justify" style:justify-single-word="false"/>
      <style:text-properties officeooo:paragraph-rsid="0566ed73"/>
    </style:style>
    <style:style style:name="P65" style:family="paragraph" style:parent-style-name="List_20_Paragraph" style:list-style-name="L1">
      <style:paragraph-properties fo:text-align="justify" style:justify-single-word="false"/>
      <style:text-properties officeooo:paragraph-rsid="044d3434"/>
    </style:style>
    <style:style style:name="P66" style:family="paragraph" style:parent-style-name="List_20_Paragraph" style:list-style-name="L1">
      <style:paragraph-properties fo:text-align="justify" style:justify-single-word="false"/>
      <style:text-properties officeooo:paragraph-rsid="0708d320"/>
    </style:style>
    <style:style style:name="P67" style:family="paragraph" style:parent-style-name="List_20_Paragraph" style:list-style-name="L1">
      <style:paragraph-properties fo:text-align="justify" style:justify-single-word="false"/>
      <style:text-properties officeooo:paragraph-rsid="070d6df1"/>
    </style:style>
    <style:style style:name="P68" style:family="paragraph" style:parent-style-name="List_20_Paragraph" style:list-style-name="L1">
      <style:paragraph-properties fo:text-align="justify" style:justify-single-word="false"/>
      <style:text-properties officeooo:paragraph-rsid="0870abed"/>
    </style:style>
    <style:style style:name="P69" style:family="paragraph" style:parent-style-name="List_20_Paragraph" style:list-style-name="L1">
      <style:paragraph-properties fo:text-align="justify" style:justify-single-word="false"/>
      <style:text-properties officeooo:paragraph-rsid="045f767b"/>
    </style:style>
    <style:style style:name="P70" style:family="paragraph" style:parent-style-name="List_20_Paragraph" style:list-style-name="L1">
      <style:paragraph-properties fo:text-align="justify" style:justify-single-word="false"/>
      <style:text-properties officeooo:paragraph-rsid="048a7bb6"/>
    </style:style>
    <style:style style:name="P71" style:family="paragraph" style:parent-style-name="List_20_Paragraph" style:list-style-name="L1">
      <style:paragraph-properties fo:text-align="justify" style:justify-single-word="false"/>
      <style:text-properties officeooo:paragraph-rsid="048aef4e"/>
    </style:style>
    <style:style style:name="P72" style:family="paragraph" style:parent-style-name="List_20_Paragraph" style:list-style-name="L1">
      <style:paragraph-properties fo:text-align="justify" style:justify-single-word="false"/>
      <style:text-properties officeooo:paragraph-rsid="048dd372"/>
    </style:style>
    <style:style style:name="P73" style:family="paragraph" style:parent-style-name="List_20_Paragraph" style:list-style-name="L1">
      <style:paragraph-properties fo:text-align="justify" style:justify-single-word="false"/>
      <style:text-properties officeooo:paragraph-rsid="0490c240"/>
    </style:style>
    <style:style style:name="P74" style:family="paragraph" style:parent-style-name="List_20_Paragraph" style:list-style-name="L1">
      <style:paragraph-properties fo:text-align="justify" style:justify-single-word="false"/>
      <style:text-properties officeooo:paragraph-rsid="0498642c"/>
    </style:style>
    <style:style style:name="P75" style:family="paragraph" style:parent-style-name="List_20_Paragraph" style:list-style-name="L1">
      <style:paragraph-properties fo:text-align="justify" style:justify-single-word="false"/>
      <style:text-properties officeooo:paragraph-rsid="049a5646"/>
    </style:style>
    <style:style style:name="P76" style:family="paragraph" style:parent-style-name="List_20_Paragraph" style:list-style-name="L1">
      <style:paragraph-properties fo:text-align="justify" style:justify-single-word="false"/>
      <style:text-properties officeooo:paragraph-rsid="049fbf61"/>
    </style:style>
    <style:style style:name="P77" style:family="paragraph" style:parent-style-name="List_20_Paragraph" style:list-style-name="L1">
      <style:paragraph-properties fo:text-align="justify" style:justify-single-word="false"/>
      <style:text-properties officeooo:paragraph-rsid="04a7ad32"/>
    </style:style>
    <style:style style:name="P78" style:family="paragraph" style:parent-style-name="List_20_Paragraph" style:list-style-name="L1">
      <style:paragraph-properties fo:text-align="justify" style:justify-single-word="false"/>
      <style:text-properties officeooo:paragraph-rsid="04ad8846"/>
    </style:style>
    <style:style style:name="P79" style:family="paragraph" style:parent-style-name="List_20_Paragraph" style:list-style-name="L1">
      <style:paragraph-properties fo:text-align="justify" style:justify-single-word="false"/>
      <style:text-properties officeooo:paragraph-rsid="04afec3d"/>
    </style:style>
    <style:style style:name="P80" style:family="paragraph" style:parent-style-name="List_20_Paragraph" style:list-style-name="L2">
      <style:paragraph-properties fo:text-align="justify" style:justify-single-word="false"/>
      <style:text-properties officeooo:paragraph-rsid="06514598"/>
    </style:style>
    <style:style style:name="P81" style:family="paragraph" style:parent-style-name="List_20_Paragraph" style:list-style-name="L2">
      <style:paragraph-properties fo:text-align="justify" style:justify-single-word="false"/>
      <style:text-properties officeooo:paragraph-rsid="0652f017"/>
    </style:style>
    <style:style style:name="P82" style:family="paragraph" style:parent-style-name="List_20_Paragraph" style:list-style-name="L2">
      <style:paragraph-properties fo:text-align="justify" style:justify-single-word="false"/>
      <style:text-properties officeooo:paragraph-rsid="07234c55"/>
    </style:style>
    <style:style style:name="P83" style:family="paragraph" style:parent-style-name="List_20_Paragraph" style:list-style-name="L2">
      <style:paragraph-properties fo:text-align="justify" style:justify-single-word="false"/>
      <style:text-properties officeooo:paragraph-rsid="0725e65c"/>
    </style:style>
    <style:style style:name="P84" style:family="paragraph" style:parent-style-name="List_20_Paragraph" style:list-style-name="L2">
      <style:paragraph-properties fo:text-align="justify" style:justify-single-word="false"/>
      <style:text-properties officeooo:paragraph-rsid="0726fc64"/>
    </style:style>
    <style:style style:name="P85" style:family="paragraph" style:parent-style-name="List_20_Paragraph" style:list-style-name="L3">
      <style:paragraph-properties fo:text-align="justify" style:justify-single-word="false"/>
      <style:text-properties officeooo:paragraph-rsid="0652f017"/>
    </style:style>
    <style:style style:name="P86" style:family="paragraph" style:parent-style-name="List_20_Paragraph" style:list-style-name="L4">
      <style:paragraph-properties fo:text-align="justify" style:justify-single-word="false"/>
      <style:text-properties officeooo:paragraph-rsid="0652f017"/>
    </style:style>
    <style:style style:name="P87" style:family="paragraph" style:parent-style-name="List_20_Paragraph" style:list-style-name="L5">
      <style:paragraph-properties fo:text-align="justify" style:justify-single-word="false"/>
      <style:text-properties officeooo:paragraph-rsid="06ebff37"/>
    </style:style>
    <style:style style:name="P88" style:family="paragraph" style:parent-style-name="List_20_Paragraph" style:list-style-name="L6">
      <style:paragraph-properties fo:text-align="justify" style:justify-single-word="false"/>
      <style:text-properties officeooo:paragraph-rsid="0579da16"/>
    </style:style>
    <style:style style:name="P89" style:family="paragraph" style:parent-style-name="List_20_Paragraph" style:list-style-name="L7">
      <style:paragraph-properties fo:text-align="justify" style:justify-single-word="false"/>
      <style:text-properties officeooo:paragraph-rsid="05807db2"/>
    </style:style>
    <style:style style:name="P90" style:family="paragraph" style:parent-style-name="List_20_Paragraph" style:list-style-name="L9">
      <style:paragraph-properties fo:text-align="justify" style:justify-single-word="false"/>
      <style:text-properties officeooo:paragraph-rsid="070f6042"/>
    </style:style>
    <style:style style:name="P91" style:family="paragraph" style:parent-style-name="List_20_Paragraph" style:list-style-name="L9">
      <style:paragraph-properties fo:text-align="justify" style:justify-single-word="false"/>
      <style:text-properties officeooo:paragraph-rsid="07105061"/>
    </style:style>
    <style:style style:name="P92" style:family="paragraph" style:parent-style-name="List_20_Paragraph" style:list-style-name="L9">
      <style:paragraph-properties fo:text-align="justify" style:justify-single-word="false"/>
      <style:text-properties officeooo:paragraph-rsid="0711d907"/>
    </style:style>
    <style:style style:name="P93" style:family="paragraph" style:parent-style-name="List_20_Paragraph" style:list-style-name="L9">
      <style:paragraph-properties fo:text-align="justify" style:justify-single-word="false"/>
      <style:text-properties officeooo:paragraph-rsid="07122d24"/>
    </style:style>
    <style:style style:name="P94" style:family="paragraph" style:parent-style-name="List_20_Paragraph" style:list-style-name="L9">
      <style:paragraph-properties fo:text-align="justify" style:justify-single-word="false"/>
      <style:text-properties officeooo:paragraph-rsid="071508f3"/>
    </style:style>
    <style:style style:name="P95" style:family="paragraph" style:parent-style-name="List_20_Paragraph" style:list-style-name="L9">
      <style:paragraph-properties fo:text-align="justify" style:justify-single-word="false"/>
      <style:text-properties officeooo:paragraph-rsid="071e501d"/>
    </style:style>
    <style:style style:name="P96" style:family="paragraph" style:parent-style-name="List_20_Paragraph" style:list-style-name="L10">
      <style:paragraph-properties fo:text-align="justify" style:justify-single-word="false"/>
      <style:text-properties officeooo:paragraph-rsid="0467c688"/>
    </style:style>
    <style:style style:name="P97" style:family="paragraph" style:parent-style-name="List_20_Paragraph" style:list-style-name="L11">
      <style:paragraph-properties fo:text-align="justify" style:justify-single-word="false"/>
      <style:text-properties officeooo:paragraph-rsid="0468783e"/>
    </style:style>
    <style:style style:name="P98" style:family="paragraph" style:parent-style-name="List_20_Paragraph" style:list-style-name="L12">
      <style:paragraph-properties fo:text-align="justify" style:justify-single-word="false"/>
      <style:text-properties officeooo:paragraph-rsid="046942b4"/>
    </style:style>
    <style:style style:name="P99" style:family="paragraph" style:parent-style-name="List_20_Paragraph" style:list-style-name="L13">
      <style:paragraph-properties fo:text-align="justify" style:justify-single-word="false"/>
      <style:text-properties officeooo:paragraph-rsid="046942b4"/>
    </style:style>
    <style:style style:name="P100" style:family="paragraph" style:parent-style-name="List_20_Paragraph" style:list-style-name="L14">
      <style:paragraph-properties fo:text-align="justify" style:justify-single-word="false"/>
      <style:text-properties officeooo:paragraph-rsid="046942b4"/>
    </style:style>
    <style:style style:name="P101" style:family="paragraph" style:parent-style-name="List_20_Paragraph" style:list-style-name="L14">
      <style:paragraph-properties fo:text-align="justify" style:justify-single-word="false"/>
      <style:text-properties officeooo:paragraph-rsid="046e13ef"/>
    </style:style>
    <style:style style:name="P102" style:family="paragraph" style:parent-style-name="List_20_Paragraph" style:list-style-name="L15">
      <style:paragraph-properties fo:text-align="justify" style:justify-single-word="false"/>
      <style:text-properties officeooo:paragraph-rsid="0478c22a"/>
    </style:style>
    <style:style style:name="P103" style:family="paragraph" style:parent-style-name="List_20_Paragraph" style:list-style-name="L15">
      <style:paragraph-properties fo:text-align="justify" style:justify-single-word="false"/>
      <style:text-properties officeooo:paragraph-rsid="0479560c"/>
    </style:style>
    <style:style style:name="P104" style:family="paragraph" style:parent-style-name="List_20_Paragraph" style:list-style-name="L15">
      <style:paragraph-properties fo:text-align="justify" style:justify-single-word="false"/>
      <style:text-properties officeooo:paragraph-rsid="047a2d2a"/>
    </style:style>
    <style:style style:name="P105" style:family="paragraph" style:parent-style-name="List_20_Paragraph" style:list-style-name="L15">
      <style:paragraph-properties fo:text-align="justify" style:justify-single-word="false"/>
      <style:text-properties officeooo:paragraph-rsid="04889cf1"/>
    </style:style>
    <style:style style:name="P106" style:family="paragraph" style:parent-style-name="List_20_Paragraph" style:list-style-name="L16">
      <style:paragraph-properties fo:text-align="justify" style:justify-single-word="false"/>
      <style:text-properties officeooo:paragraph-rsid="049fbf61"/>
    </style:style>
    <style:style style:name="P107" style:family="paragraph" style:parent-style-name="List_20_Paragraph" style:list-style-name="L16">
      <style:paragraph-properties fo:text-align="justify" style:justify-single-word="false"/>
      <style:text-properties officeooo:paragraph-rsid="04a0c626"/>
    </style:style>
    <style:style style:name="P108" style:family="paragraph" style:parent-style-name="List_20_Paragraph" style:list-style-name="L19">
      <style:paragraph-properties fo:text-align="justify" style:justify-single-word="false"/>
      <style:text-properties officeooo:paragraph-rsid="04c67869"/>
    </style:style>
    <style:style style:name="P109" style:family="paragraph" style:parent-style-name="List_20_Paragraph" style:list-style-name="L20">
      <style:paragraph-properties fo:text-align="justify" style:justify-single-word="false"/>
      <style:text-properties officeooo:paragraph-rsid="04caf412"/>
    </style:style>
    <style:style style:name="P110"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111"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12"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113"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114"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115"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116"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117"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118"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119"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120"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121" style:family="paragraph" style:parent-style-name="List_20_Paragraph" style:list-style-name="L7">
      <style:paragraph-properties fo:text-align="justify" style:justify-single-word="false"/>
      <style:text-properties fo:font-size="9pt" officeooo:paragraph-rsid="05807db2" style:font-size-asian="9pt" style:font-size-complex="9pt"/>
    </style:style>
    <style:style style:name="P122" style:family="paragraph" style:parent-style-name="List_20_Paragraph" style:list-style-name="L19">
      <style:paragraph-properties fo:text-align="justify" style:justify-single-word="false"/>
      <style:text-properties fo:font-size="9pt" officeooo:paragraph-rsid="04c67869" style:font-size-asian="9pt" style:font-size-complex="9pt"/>
    </style:style>
    <style:style style:name="P123" style:family="paragraph" style:parent-style-name="List_20_Paragraph" style:list-style-name="L20">
      <style:paragraph-properties fo:text-align="justify" style:justify-single-word="false"/>
      <style:text-properties fo:font-size="9pt" officeooo:paragraph-rsid="04c9a28c" style:font-size-asian="9pt" style:font-size-complex="9pt"/>
    </style:style>
    <style:style style:name="P124" style:family="paragraph" style:parent-style-name="List_20_Paragraph" style:list-style-name="L20">
      <style:paragraph-properties fo:text-align="justify" style:justify-single-word="false"/>
      <style:text-properties fo:font-size="9pt" officeooo:paragraph-rsid="04caf412" style:font-size-asian="9pt" style:font-size-complex="9pt"/>
    </style:style>
    <style:style style:name="P125" style:family="paragraph" style:parent-style-name="List_20_Paragraph" style:list-style-name="L7">
      <style:paragraph-properties fo:text-align="justify" style:justify-single-word="false"/>
      <style:text-properties fo:font-size="9pt" officeooo:rsid="05830a4b" officeooo:paragraph-rsid="05830a4b" style:font-size-asian="9pt" style:font-size-complex="9pt"/>
    </style:style>
    <style:style style:name="P126" style:family="paragraph" style:parent-style-name="List_20_Paragraph" style:list-style-name="L1">
      <style:paragraph-properties fo:text-align="justify" style:justify-single-word="false"/>
      <style:text-properties fo:font-size="9pt" fo:font-weight="normal" officeooo:rsid="02fc46d0" officeooo:paragraph-rsid="02fc46d0" style:font-size-asian="7.84999990463257pt" style:font-weight-asian="normal" style:font-size-complex="9pt" style:font-weight-complex="normal"/>
    </style:style>
    <style:style style:name="P127"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128"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129" style:family="paragraph" style:parent-style-name="List_20_Paragraph" style:list-style-name="L1">
      <style:paragraph-properties fo:text-align="justify" style:justify-single-word="false"/>
      <style:text-properties officeooo:rsid="023daa63" officeooo:paragraph-rsid="044ee1c5"/>
    </style:style>
    <style:style style:name="P130" style:family="paragraph" style:parent-style-name="List_20_Paragraph" style:list-style-name="L1">
      <style:paragraph-properties fo:text-align="justify" style:justify-single-word="false"/>
      <style:text-properties officeooo:rsid="023daa63" officeooo:paragraph-rsid="04509b3b"/>
    </style:style>
    <style:style style:name="P131"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132" style:family="paragraph" style:parent-style-name="List_20_Paragraph" style:list-style-name="L1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1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134" style:family="paragraph" style:parent-style-name="List_20_Paragraph" style:list-style-name="L1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135" style:family="paragraph" style:parent-style-name="List_20_Paragraph" style:list-style-name="L1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136"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137" style:family="paragraph" style:parent-style-name="List_20_Paragraph" style:list-style-name="L1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138" style:family="paragraph" style:parent-style-name="List_20_Paragraph" style:list-style-name="L1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1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40" style:family="paragraph" style:parent-style-name="List_20_Paragraph" style:list-style-name="L1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41"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1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143" style:family="paragraph" style:parent-style-name="List_20_Paragraph" style:list-style-name="L10">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144" style:family="paragraph" style:parent-style-name="List_20_Paragraph" style:list-style-name="L1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14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146"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147"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148" style:family="paragraph" style:parent-style-name="List_20_Paragraph" style:list-style-name="L1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14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150"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151"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152"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153" style:family="paragraph" style:parent-style-name="List_20_Paragraph" style:list-style-name="L17">
      <style:paragraph-properties fo:text-align="justify" style:justify-single-word="false"/>
      <style:text-properties fo:font-size="10pt" officeooo:paragraph-rsid="04afec3d" style:font-size-asian="10pt" style:font-size-complex="10pt"/>
    </style:style>
    <style:style style:name="P154" style:family="paragraph" style:parent-style-name="List_20_Paragraph" style:list-style-name="L18">
      <style:paragraph-properties fo:text-align="justify" style:justify-single-word="false"/>
      <style:text-properties fo:font-size="10pt" officeooo:paragraph-rsid="04b12d35" style:font-size-asian="10pt" style:font-size-complex="10pt"/>
    </style:style>
    <style:style style:name="T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7"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8"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9" style:family="text">
      <style:text-properties fo:color="#ff0000" style:font-name="Calibri" fo:font-weight="bold" style:font-name-asian="Times New Roman1" style:font-weight-asian="bold" style:font-name-complex="Arial1" style:font-weight-complex="bold"/>
    </style:style>
    <style:style style:name="T10" style:family="text">
      <style:text-properties fo:color="#ff0000" style:font-name="Calibri" fo:font-weight="bold" officeooo:rsid="037253f6" style:font-name-asian="Times New Roman1" style:font-weight-asian="bold" style:font-name-complex="Arial1" style:font-weight-complex="bold"/>
    </style:style>
    <style:style style:name="T11" style:family="text">
      <style:text-properties fo:color="#ff0000" fo:font-size="9pt" fo:font-weight="bold" officeooo:rsid="05e86234" style:font-size-asian="9pt" style:font-weight-asian="bold" style:font-size-complex="9pt" style:font-weight-complex="bold"/>
    </style:style>
    <style:style style:name="T12" style:family="text">
      <style:text-properties fo:color="#ff0000" fo:font-size="9pt" fo:font-weight="bold" officeooo:rsid="05f3720c" style:font-size-asian="9pt" style:font-weight-asian="bold" style:font-name-complex="Calibri1" style:font-size-complex="9pt" style:font-weight-complex="bold"/>
    </style:style>
    <style:style style:name="T13" style:family="text">
      <style:text-properties fo:color="#ff0000" fo:font-size="9pt" fo:font-weight="bold" officeooo:rsid="064dbca4" style:font-size-asian="9pt" style:font-weight-asian="bold" style:font-name-complex="Calibri1" style:font-size-complex="9pt" style:font-weight-complex="bold"/>
    </style:style>
    <style:style style:name="T14" style:family="text">
      <style:text-properties fo:color="#ff0000" fo:font-size="9pt" fo:font-weight="bold" officeooo:rsid="083771df" style:font-size-asian="9pt" style:font-weight-asian="bold" style:font-name-complex="Calibri1" style:font-size-complex="9pt" style:font-weight-complex="bold"/>
    </style:style>
    <style:style style:name="T15" style:family="text">
      <style:text-properties fo:color="#ff0000" fo:font-size="9pt" fo:font-weight="bold" officeooo:rsid="08396290" style:font-size-asian="9pt" style:font-weight-asian="bold" style:font-name-complex="Calibri1" style:font-size-complex="9pt" style:font-weight-complex="bold"/>
    </style:style>
    <style:style style:name="T16" style:family="text">
      <style:text-properties fo:color="#ff0000" fo:font-size="9pt" fo:font-weight="bold" officeooo:rsid="083b4179" style:font-size-asian="9pt" style:font-weight-asian="bold" style:font-name-complex="Calibri1" style:font-size-complex="9pt" style:font-weight-complex="bold"/>
    </style:style>
    <style:style style:name="T17" style:family="text">
      <style:text-properties fo:color="#ff0000" fo:font-size="9pt" style:font-size-asian="9pt" style:font-size-complex="9pt"/>
    </style:style>
    <style:style style:name="T18" style:family="text">
      <style:text-properties fo:color="#ff0000" fo:font-size="9pt" fo:font-weight="normal" officeooo:rsid="064eedb5" style:font-size-asian="9pt" style:font-weight-asian="normal" style:font-name-complex="Calibri1" style:font-size-complex="9pt" style:font-weight-complex="normal"/>
    </style:style>
    <style:style style:name="T19" style:family="text">
      <style:text-properties fo:color="#ff0000" fo:font-size="9pt" fo:font-weight="normal" officeooo:rsid="064dbca4" style:font-size-asian="9pt" style:font-weight-asian="normal" style:font-name-complex="Calibri1" style:font-size-complex="9pt" style:font-weight-complex="normal"/>
    </style:style>
    <style:style style:name="T20" style:family="text">
      <style:text-properties fo:color="#ff0000" fo:font-size="9pt" fo:font-weight="normal" officeooo:rsid="08043767" style:font-size-asian="9pt" style:font-weight-asian="normal" style:font-name-complex="Calibri1" style:font-size-complex="9pt" style:font-weight-complex="normal"/>
    </style:style>
    <style:style style:name="T21" style:family="text">
      <style:text-properties fo:color="#ff0000" fo:font-size="9pt" fo:font-weight="normal" officeooo:rsid="07248172" style:font-size-asian="9pt" style:font-weight-asian="normal" style:font-name-complex="Calibri1" style:font-size-complex="9pt" style:font-weight-complex="normal"/>
    </style:style>
    <style:style style:name="T22" style:family="text">
      <style:text-properties fo:color="#ff0000" fo:font-size="9pt" fo:font-weight="normal" officeooo:rsid="0722973e" style:font-size-asian="9pt" style:font-weight-asian="normal" style:font-name-complex="Calibri1" style:font-size-complex="9pt" style:font-weight-complex="normal"/>
    </style:style>
    <style:style style:name="T23" style:family="text">
      <style:text-properties fo:color="#ff0000" fo:font-size="9pt" fo:font-weight="normal" officeooo:rsid="0720f251" style:font-size-asian="9pt" style:font-weight-asian="normal" style:font-name-complex="Calibri1" style:font-size-complex="9pt" style:font-weight-complex="normal"/>
    </style:style>
    <style:style style:name="T24" style:family="text">
      <style:text-properties fo:color="#ff0000" fo:font-size="9pt" fo:font-weight="normal" officeooo:rsid="081ac42d" style:font-size-asian="9pt" style:font-weight-asian="normal" style:font-name-complex="Calibri1" style:font-size-complex="9pt" style:font-weight-complex="normal"/>
    </style:style>
    <style:style style:name="T25" style:family="text">
      <style:text-properties fo:color="#ff0000" fo:font-size="9pt" fo:font-weight="normal" officeooo:rsid="081acb4f" style:font-size-asian="9pt" style:font-weight-asian="normal" style:font-name-complex="Calibri1" style:font-size-complex="9pt" style:font-weight-complex="normal"/>
    </style:style>
    <style:style style:name="T26" style:family="text">
      <style:text-properties fo:color="#ff0000" style:font-name="Ubuntu" fo:font-size="10pt" style:font-size-asian="10pt" style:font-size-complex="10pt"/>
    </style:style>
    <style:style style:name="T27" style:family="text">
      <style:text-properties fo:color="#000000"/>
    </style:style>
    <style:style style:name="T28"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29"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30"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31"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32"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33" style:family="text">
      <style:text-properties fo:color="#000000" style:font-name="Calibri" fo:font-weight="bold" style:font-name-asian="Times New Roman1" style:font-weight-asian="bold" style:font-name-complex="Arial1" style:font-weight-complex="bold"/>
    </style:style>
    <style:style style:name="T34" style:family="text">
      <style:text-properties fo:color="#000000" style:font-name="Calibri" style:font-name-asian="Times New Roman1" style:font-name-complex="Arial1"/>
    </style:style>
    <style:style style:name="T35" style:family="text">
      <style:text-properties fo:color="#000000" style:font-name="Monospace" fo:font-size="10pt" style:font-size-asian="10pt"/>
    </style:style>
    <style:style style:name="T36" style:family="text">
      <style:text-properties fo:color="#000000" style:font-name="Monospace" fo:font-size="10pt" fo:font-style="italic" style:font-size-asian="10pt" style:font-style-asian="italic"/>
    </style:style>
    <style:style style:name="T37" style:family="text">
      <style:text-properties fo:color="#000000" fo:font-size="9pt" fo:font-weight="bold" officeooo:rsid="0634d10d" style:font-size-asian="9pt" style:font-weight-asian="bold" style:font-name-complex="Calibri1" style:font-size-complex="9pt" style:font-weight-complex="bold"/>
    </style:style>
    <style:style style:name="T38" style:family="text">
      <style:text-properties fo:color="#000000" fo:font-size="9pt" fo:font-weight="bold" officeooo:rsid="064dbca4" style:font-size-asian="9pt" style:font-weight-asian="bold" style:font-name-complex="Calibri1" style:font-size-complex="9pt" style:font-weight-complex="bold"/>
    </style:style>
    <style:style style:name="T39" style:family="text">
      <style:text-properties fo:color="#000000" fo:font-size="9pt" fo:font-weight="bold" officeooo:rsid="07234c55" style:font-size-asian="9pt" style:font-weight-asian="bold" style:font-name-complex="Calibri1" style:font-size-complex="9pt" style:font-weight-complex="bold"/>
    </style:style>
    <style:style style:name="T40" style:family="text">
      <style:text-properties fo:color="#000000" fo:font-size="9pt" fo:font-weight="bold" officeooo:rsid="0725e65c" style:font-size-asian="9pt" style:font-weight-asian="bold" style:font-name-complex="Calibri1" style:font-size-complex="9pt" style:font-weight-complex="bold"/>
    </style:style>
    <style:style style:name="T41" style:family="text">
      <style:text-properties fo:color="#000000" fo:font-size="9pt" fo:font-weight="bold" officeooo:rsid="0726fc64" style:font-size-asian="9pt" style:font-weight-asian="bold" style:font-name-complex="Calibri1" style:font-size-complex="9pt" style:font-weight-complex="bold"/>
    </style:style>
    <style:style style:name="T42" style:family="text">
      <style:text-properties fo:color="#000000" fo:font-size="9pt" fo:font-weight="bold" officeooo:rsid="0822ae54" style:font-size-asian="9pt" style:font-weight-asian="bold" style:font-name-complex="Calibri1" style:font-size-complex="9pt" style:font-weight-complex="bold"/>
    </style:style>
    <style:style style:name="T43" style:family="text">
      <style:text-properties fo:color="#000000" fo:font-size="9pt" fo:font-weight="bold" officeooo:rsid="083b612b" style:font-size-asian="9pt" style:font-weight-asian="bold" style:font-name-complex="Calibri1" style:font-size-complex="9pt" style:font-weight-complex="bold"/>
    </style:style>
    <style:style style:name="T44" style:family="text">
      <style:text-properties fo:color="#000000" fo:font-size="9pt" fo:font-weight="bold" officeooo:rsid="08285d02" style:font-size-asian="9pt" style:font-weight-asian="bold" style:font-name-complex="Calibri1" style:font-size-complex="9pt" style:font-weight-complex="bold"/>
    </style:style>
    <style:style style:name="T45" style:family="text">
      <style:text-properties fo:color="#000000" fo:font-size="9pt" fo:font-weight="bold" officeooo:rsid="083771df" style:font-size-asian="9pt" style:font-weight-asian="bold" style:font-name-complex="Calibri1" style:font-size-complex="9pt" style:font-weight-complex="bold"/>
    </style:style>
    <style:style style:name="T46" style:family="text">
      <style:text-properties fo:color="#000000" fo:font-size="9pt" fo:font-weight="bold" officeooo:rsid="08396290" style:font-size-asian="9pt" style:font-weight-asian="bold" style:font-name-complex="Calibri1" style:font-size-complex="9pt" style:font-weight-complex="bold"/>
    </style:style>
    <style:style style:name="T47" style:family="text">
      <style:text-properties fo:color="#000000" fo:font-size="9pt" fo:font-weight="bold" officeooo:rsid="085033f0" style:font-size-asian="9pt" style:font-weight-asian="bold" style:font-name-complex="Calibri1" style:font-size-complex="9pt" style:font-weight-complex="bold"/>
    </style:style>
    <style:style style:name="T48" style:family="text">
      <style:text-properties fo:color="#000000" fo:font-size="9pt" fo:font-weight="bold" officeooo:rsid="083b4179" style:font-size-asian="9pt" style:font-weight-asian="bold" style:font-name-complex="Calibri1" style:font-size-complex="9pt" style:font-weight-complex="bold"/>
    </style:style>
    <style:style style:name="T49" style:family="text">
      <style:text-properties fo:color="#000000" fo:font-size="9pt" fo:font-weight="bold" officeooo:rsid="088226b6" style:font-size-asian="9pt" style:font-weight-asian="bold" style:font-name-complex="Calibri1" style:font-size-complex="9pt" style:font-weight-complex="bold"/>
    </style:style>
    <style:style style:name="T50" style:family="text">
      <style:text-properties fo:color="#000000" fo:font-size="9pt" fo:font-weight="bold" officeooo:rsid="088684ef" style:font-size-asian="9pt" style:font-weight-asian="bold" style:font-name-complex="Calibri1" style:font-size-complex="9pt" style:font-weight-complex="bold"/>
    </style:style>
    <style:style style:name="T51" style:family="text">
      <style:text-properties fo:color="#000000" fo:font-size="9pt" fo:font-weight="bold" officeooo:rsid="08958529" style:font-size-asian="9pt" style:font-weight-asian="bold" style:font-name-complex="Calibri1" style:font-size-complex="9pt" style:font-weight-complex="bold"/>
    </style:style>
    <style:style style:name="T52" style:family="text">
      <style:text-properties fo:color="#000000" fo:font-size="9pt" fo:font-weight="normal" officeooo:rsid="064dbca4" style:font-size-asian="9pt" style:font-weight-asian="normal" style:font-name-complex="Calibri1" style:font-size-complex="9pt" style:font-weight-complex="normal"/>
    </style:style>
    <style:style style:name="T53" style:family="text">
      <style:text-properties fo:color="#000000" fo:font-size="9pt" fo:font-weight="normal" officeooo:rsid="06514598" style:font-size-asian="9pt" style:font-weight-asian="normal" style:font-name-complex="Calibri1" style:font-size-complex="9pt" style:font-weight-complex="normal"/>
    </style:style>
    <style:style style:name="T54" style:family="text">
      <style:text-properties fo:color="#000000" fo:font-size="9pt" fo:font-weight="normal" officeooo:rsid="0652f017" style:font-size-asian="9pt" style:font-weight-asian="normal" style:font-name-complex="Calibri1" style:font-size-complex="9pt" style:font-weight-complex="normal"/>
    </style:style>
    <style:style style:name="T55" style:family="text">
      <style:text-properties fo:color="#000000" fo:font-size="9pt" fo:font-weight="normal" officeooo:rsid="06674b7d" style:font-size-asian="9pt" style:font-weight-asian="normal" style:font-name-complex="Calibri1" style:font-size-complex="9pt" style:font-weight-complex="normal"/>
    </style:style>
    <style:style style:name="T56" style:family="text">
      <style:text-properties fo:color="#000000" fo:font-size="9pt" fo:font-weight="normal" officeooo:rsid="0634d10d" style:font-size-asian="9pt" style:font-weight-asian="normal" style:font-name-complex="Calibri1" style:font-size-complex="9pt" style:font-weight-complex="normal"/>
    </style:style>
    <style:style style:name="T57" style:family="text">
      <style:text-properties fo:color="#000000" fo:font-size="9pt" fo:font-weight="normal" officeooo:rsid="06e93195" style:font-size-asian="9pt" style:font-weight-asian="normal" style:font-name-complex="Calibri1" style:font-size-complex="9pt" style:font-weight-complex="normal"/>
    </style:style>
    <style:style style:name="T58" style:family="text">
      <style:text-properties fo:color="#000000" fo:font-size="9pt" fo:font-weight="normal" officeooo:rsid="0720f251" style:font-size-asian="9pt" style:font-weight-asian="normal" style:font-name-complex="Calibri1" style:font-size-complex="9pt" style:font-weight-complex="normal"/>
    </style:style>
    <style:style style:name="T59" style:family="text">
      <style:text-properties fo:color="#000000" fo:font-size="9pt" fo:font-weight="normal" officeooo:rsid="07234c55" style:font-size-asian="9pt" style:font-weight-asian="normal" style:font-name-complex="Calibri1" style:font-size-complex="9pt" style:font-weight-complex="normal"/>
    </style:style>
    <style:style style:name="T60" style:family="text">
      <style:text-properties fo:color="#000000" fo:font-size="9pt" fo:font-weight="normal" officeooo:rsid="0725e65c" style:font-size-asian="9pt" style:font-weight-asian="normal" style:font-name-complex="Calibri1" style:font-size-complex="9pt" style:font-weight-complex="normal"/>
    </style:style>
    <style:style style:name="T61" style:family="text">
      <style:text-properties fo:color="#000000" fo:font-size="9pt" fo:font-weight="normal" officeooo:rsid="0726fc64" style:font-size-asian="9pt" style:font-weight-asian="normal" style:font-name-complex="Calibri1" style:font-size-complex="9pt" style:font-weight-complex="normal"/>
    </style:style>
    <style:style style:name="T62" style:family="text">
      <style:text-properties fo:color="#000000" fo:font-size="9pt" fo:font-weight="normal" officeooo:rsid="0805098b" style:font-size-asian="9pt" style:font-weight-asian="normal" style:font-name-complex="Calibri1" style:font-size-complex="9pt" style:font-weight-complex="normal"/>
    </style:style>
    <style:style style:name="T63" style:family="text">
      <style:text-properties fo:color="#000000" fo:font-size="9pt" fo:font-weight="normal" officeooo:rsid="080eaf69" style:font-size-asian="9pt" style:font-weight-asian="normal" style:font-name-complex="Calibri1" style:font-size-complex="9pt" style:font-weight-complex="normal"/>
    </style:style>
    <style:style style:name="T64" style:family="text">
      <style:text-properties fo:color="#000000" fo:font-size="9pt" fo:font-weight="normal" officeooo:rsid="0807a71a" style:font-size-asian="9pt" style:font-weight-asian="normal" style:font-name-complex="Calibri1" style:font-size-complex="9pt" style:font-weight-complex="normal"/>
    </style:style>
    <style:style style:name="T65" style:family="text">
      <style:text-properties fo:color="#000000" fo:font-size="9pt" fo:font-weight="normal" officeooo:rsid="0810204d" style:font-size-asian="9pt" style:font-weight-asian="normal" style:font-name-complex="Calibri1" style:font-size-complex="9pt" style:font-weight-complex="normal"/>
    </style:style>
    <style:style style:name="T66" style:family="text">
      <style:text-properties fo:color="#000000" fo:font-size="9pt" fo:font-weight="normal" officeooo:rsid="08120e19" style:font-size-asian="9pt" style:font-weight-asian="normal" style:font-name-complex="Calibri1" style:font-size-complex="9pt" style:font-weight-complex="normal"/>
    </style:style>
    <style:style style:name="T67" style:family="text">
      <style:text-properties fo:color="#000000" fo:font-size="9pt" fo:font-weight="normal" officeooo:rsid="080f6508" style:font-size-asian="9pt" style:font-weight-asian="normal" style:font-name-complex="Calibri1" style:font-size-complex="9pt" style:font-weight-complex="normal"/>
    </style:style>
    <style:style style:name="T68" style:family="text">
      <style:text-properties fo:color="#000000" fo:font-size="9pt" fo:font-weight="normal" officeooo:rsid="0819a3af" style:font-size-asian="9pt" style:font-weight-asian="normal" style:font-name-complex="Calibri1" style:font-size-complex="9pt" style:font-weight-complex="normal"/>
    </style:style>
    <style:style style:name="T69" style:family="text">
      <style:text-properties fo:color="#000000" fo:font-size="9pt" fo:font-weight="normal" officeooo:rsid="0820510b" style:font-size-asian="9pt" style:font-weight-asian="normal" style:font-name-complex="Calibri1" style:font-size-complex="9pt" style:font-weight-complex="normal"/>
    </style:style>
    <style:style style:name="T70" style:family="text">
      <style:text-properties fo:color="#000000" fo:font-size="9pt" fo:font-weight="normal" officeooo:rsid="0822ae54" style:font-size-asian="9pt" style:font-weight-asian="normal" style:font-name-complex="Calibri1" style:font-size-complex="9pt" style:font-weight-complex="normal"/>
    </style:style>
    <style:style style:name="T71" style:family="text">
      <style:text-properties fo:color="#000000" fo:font-size="9pt" fo:font-weight="normal" officeooo:rsid="082364d6" style:font-size-asian="9pt" style:font-weight-asian="normal" style:font-name-complex="Calibri1" style:font-size-complex="9pt" style:font-weight-complex="normal"/>
    </style:style>
    <style:style style:name="T72" style:family="text">
      <style:text-properties fo:color="#000000" fo:font-size="9pt" fo:font-weight="normal" officeooo:rsid="0824c8bf" style:font-size-asian="9pt" style:font-weight-asian="normal" style:font-name-complex="Calibri1" style:font-size-complex="9pt" style:font-weight-complex="normal"/>
    </style:style>
    <style:style style:name="T73" style:family="text">
      <style:text-properties fo:color="#000000" fo:font-size="9pt" fo:font-weight="normal" officeooo:rsid="0826294a" style:font-size-asian="9pt" style:font-weight-asian="normal" style:font-name-complex="Calibri1" style:font-size-complex="9pt" style:font-weight-complex="normal"/>
    </style:style>
    <style:style style:name="T74" style:family="text">
      <style:text-properties fo:color="#000000" fo:font-size="9pt" fo:font-weight="normal" officeooo:rsid="08276c89" style:font-size-asian="9pt" style:font-weight-asian="normal" style:font-name-complex="Calibri1" style:font-size-complex="9pt" style:font-weight-complex="normal"/>
    </style:style>
    <style:style style:name="T75" style:family="text">
      <style:text-properties fo:color="#000000" fo:font-size="9pt" fo:font-weight="normal" officeooo:rsid="0827bbbf" style:font-size-asian="9pt" style:font-weight-asian="normal" style:font-name-complex="Calibri1" style:font-size-complex="9pt" style:font-weight-complex="normal"/>
    </style:style>
    <style:style style:name="T76" style:family="text">
      <style:text-properties fo:color="#000000" fo:font-size="9pt" fo:font-weight="normal" officeooo:rsid="08285d02" style:font-size-asian="9pt" style:font-weight-asian="normal" style:font-name-complex="Calibri1" style:font-size-complex="9pt" style:font-weight-complex="normal"/>
    </style:style>
    <style:style style:name="T77" style:family="text">
      <style:text-properties fo:color="#000000" fo:font-size="9pt" fo:font-weight="normal" officeooo:rsid="0829f284" style:font-size-asian="9pt" style:font-weight-asian="normal" style:font-name-complex="Calibri1" style:font-size-complex="9pt" style:font-weight-complex="normal"/>
    </style:style>
    <style:style style:name="T78" style:family="text">
      <style:text-properties fo:color="#000000" fo:font-size="9pt" fo:font-weight="normal" officeooo:rsid="082cc34a" style:font-size-asian="9pt" style:font-weight-asian="normal" style:font-name-complex="Calibri1" style:font-size-complex="9pt" style:font-weight-complex="normal"/>
    </style:style>
    <style:style style:name="T79" style:family="text">
      <style:text-properties fo:color="#000000" fo:font-size="9pt" fo:font-weight="normal" officeooo:rsid="082f3614" style:font-size-asian="9pt" style:font-weight-asian="normal" style:font-name-complex="Calibri1" style:font-size-complex="9pt" style:font-weight-complex="normal"/>
    </style:style>
    <style:style style:name="T80" style:family="text">
      <style:text-properties fo:color="#000000" fo:font-size="9pt" fo:font-weight="normal" officeooo:rsid="0831da48" style:font-size-asian="9pt" style:font-weight-asian="normal" style:font-name-complex="Calibri1" style:font-size-complex="9pt" style:font-weight-complex="normal"/>
    </style:style>
    <style:style style:name="T81" style:family="text">
      <style:text-properties fo:color="#000000" fo:font-size="9pt" fo:font-weight="normal" officeooo:rsid="083299b9" style:font-size-asian="9pt" style:font-weight-asian="normal" style:font-name-complex="Calibri1" style:font-size-complex="9pt" style:font-weight-complex="normal"/>
    </style:style>
    <style:style style:name="T82" style:family="text">
      <style:text-properties fo:color="#000000" fo:font-size="9pt" fo:font-weight="normal" officeooo:rsid="083771df" style:font-size-asian="9pt" style:font-weight-asian="normal" style:font-name-complex="Calibri1" style:font-size-complex="9pt" style:font-weight-complex="normal"/>
    </style:style>
    <style:style style:name="T83" style:family="text">
      <style:text-properties fo:color="#000000" fo:font-size="9pt" fo:font-weight="normal" officeooo:rsid="08396290" style:font-size-asian="9pt" style:font-weight-asian="normal" style:font-name-complex="Calibri1" style:font-size-complex="9pt" style:font-weight-complex="normal"/>
    </style:style>
    <style:style style:name="T84" style:family="text">
      <style:text-properties fo:color="#000000" fo:font-size="9pt" fo:font-weight="normal" officeooo:rsid="083965e5" style:font-size-asian="9pt" style:font-weight-asian="normal" style:font-name-complex="Calibri1" style:font-size-complex="9pt" style:font-weight-complex="normal"/>
    </style:style>
    <style:style style:name="T85" style:family="text">
      <style:text-properties fo:color="#000000" fo:font-size="9pt" fo:font-weight="normal" officeooo:rsid="083b4179" style:font-size-asian="9pt" style:font-weight-asian="normal" style:font-name-complex="Calibri1" style:font-size-complex="9pt" style:font-weight-complex="normal"/>
    </style:style>
    <style:style style:name="T86" style:family="text">
      <style:text-properties fo:color="#000000" fo:font-size="9pt" fo:font-weight="normal" officeooo:rsid="083b612b" style:font-size-asian="9pt" style:font-weight-asian="normal" style:font-name-complex="Calibri1" style:font-size-complex="9pt" style:font-weight-complex="normal"/>
    </style:style>
    <style:style style:name="T87" style:family="text">
      <style:text-properties fo:color="#000000" fo:font-size="9pt" fo:font-weight="normal" officeooo:rsid="0864a212" style:font-size-asian="9pt" style:font-weight-asian="normal" style:font-name-complex="Calibri1" style:font-size-complex="9pt" style:font-weight-complex="normal"/>
    </style:style>
    <style:style style:name="T88" style:family="text">
      <style:text-properties fo:color="#000000" fo:font-size="9pt" fo:font-weight="normal" officeooo:rsid="086d389b" style:font-size-asian="9pt" style:font-weight-asian="normal" style:font-name-complex="Calibri1" style:font-size-complex="9pt" style:font-weight-complex="normal"/>
    </style:style>
    <style:style style:name="T89" style:family="text">
      <style:text-properties fo:color="#000000" fo:font-size="9pt" fo:font-weight="normal" officeooo:rsid="0875a145" style:font-size-asian="9pt" style:font-weight-asian="normal" style:font-name-complex="Calibri1" style:font-size-complex="9pt" style:font-weight-complex="normal"/>
    </style:style>
    <style:style style:name="T90" style:family="text">
      <style:text-properties fo:color="#000000" fo:font-size="9pt" fo:font-weight="normal" officeooo:rsid="087726ac" style:font-size-asian="9pt" style:font-weight-asian="normal" style:font-name-complex="Calibri1" style:font-size-complex="9pt" style:font-weight-complex="normal"/>
    </style:style>
    <style:style style:name="T91" style:family="text">
      <style:text-properties fo:color="#000000" fo:font-size="9pt" fo:font-weight="normal" officeooo:rsid="087b6e08" style:font-size-asian="9pt" style:font-weight-asian="normal" style:font-name-complex="Calibri1" style:font-size-complex="9pt" style:font-weight-complex="normal"/>
    </style:style>
    <style:style style:name="T92" style:family="text">
      <style:text-properties fo:color="#000000" fo:font-size="9pt" fo:font-weight="normal" officeooo:rsid="0880cbcc" style:font-size-asian="9pt" style:font-weight-asian="normal" style:font-name-complex="Calibri1" style:font-size-complex="9pt" style:font-weight-complex="normal"/>
    </style:style>
    <style:style style:name="T93" style:family="text">
      <style:text-properties fo:color="#000000" fo:font-size="9pt" fo:font-weight="normal" officeooo:rsid="088226b6" style:font-size-asian="9pt" style:font-weight-asian="normal" style:font-name-complex="Calibri1" style:font-size-complex="9pt" style:font-weight-complex="normal"/>
    </style:style>
    <style:style style:name="T94" style:family="text">
      <style:text-properties fo:color="#000000" fo:font-size="9pt" fo:font-weight="normal" officeooo:rsid="088684ef" style:font-size-asian="9pt" style:font-weight-asian="normal" style:font-name-complex="Calibri1" style:font-size-complex="9pt" style:font-weight-complex="normal"/>
    </style:style>
    <style:style style:name="T95" style:family="text">
      <style:text-properties fo:color="#000000" fo:font-size="9pt" fo:font-weight="normal" officeooo:rsid="0897a957" style:font-size-asian="9pt" style:font-weight-asian="normal" style:font-name-complex="Calibri1" style:font-size-complex="9pt" style:font-weight-complex="normal"/>
    </style:style>
    <style:style style:name="T96" style:family="text">
      <style:text-properties fo:color="#000000" fo:font-size="10pt" style:font-size-asian="10pt"/>
    </style:style>
    <style:style style:name="T97" style:family="text">
      <style:text-properties fo:color="#000000" fo:font-size="10pt" style:font-size-asian="10pt" style:font-size-complex="10pt"/>
    </style:style>
    <style:style style:name="T98" style:family="text">
      <style:text-properties fo:color="#000000" fo:font-size="10pt" officeooo:rsid="05864022" style:font-size-asian="10pt"/>
    </style:style>
    <style:style style:name="T99" style:family="text">
      <style:text-properties fo:color="#000000" fo:font-size="10pt" fo:font-style="italic" style:font-size-asian="10pt" style:font-style-asian="italic"/>
    </style:style>
    <style:style style:name="T100" style:family="text">
      <style:text-properties fo:color="#000000" style:font-name="Courier 10 Pitch" fo:font-size="10pt" style:font-size-asian="10pt" style:font-size-complex="10pt"/>
    </style:style>
    <style:style style:name="T101"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102"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103"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104" style:family="text">
      <style:text-properties fo:color="#000000" style:font-name="Courier 10 Pitch" fo:font-size="10pt" fo:font-weight="bold" fo:background-color="#e8f2fe" loext:char-shading-value="0" style:font-size-asian="10pt" style:font-weight-asian="bold" style:font-weight-complex="bold"/>
    </style:style>
    <style:style style:name="T105"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106"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107" style:family="text">
      <style:text-properties fo:color="#000000" style:font-name="Courier 10 Pitch" fo:font-size="10pt" fo:font-weight="normal" officeooo:rsid="080604d1" style:font-size-asian="10pt" style:font-weight-asian="normal" style:font-name-complex="Calibri1" style:font-size-complex="10pt" style:font-weight-complex="normal"/>
    </style:style>
    <style:style style:name="T108" style:family="text">
      <style:text-properties fo:color="#000000" style:font-name="Courier 10 Pitch" fo:font-size="9pt" style:font-size-asian="9pt" style:font-size-complex="9pt"/>
    </style:style>
    <style:style style:name="T109" style:family="text">
      <style:text-properties fo:color="#000000" style:font-name="Courier 10 Pitch" fo:font-size="9pt" officeooo:rsid="0809ef4b" style:font-size-asian="9pt" style:font-size-complex="9pt"/>
    </style:style>
    <style:style style:name="T110" style:family="text">
      <style:text-properties fo:color="#000000" fo:font-style="italic" style:font-style-asian="italic"/>
    </style:style>
    <style:style style:name="T111" style:family="text">
      <style:text-properties fo:color="#000000" style:text-underline-style="none"/>
    </style:style>
    <style:style style:name="T112" style:family="text">
      <style:text-properties fo:color="#000000" style:text-underline-style="none" officeooo:rsid="05640e1a"/>
    </style:style>
    <style:style style:name="T113" style:family="text">
      <style:text-properties fo:color="#000000" fo:background-color="#d4d4d4" loext:char-shading-value="0"/>
    </style:style>
    <style:style style:name="T114" style:family="text">
      <style:text-properties fo:color="#000000" officeooo:rsid="080a5d97" fo:background-color="#d4d4d4" loext:char-shading-value="0"/>
    </style:style>
    <style:style style:name="T115" style:family="text">
      <style:text-properties fo:color="#000000" officeooo:rsid="0809ef4b"/>
    </style:style>
    <style:style style:name="T116" style:family="text">
      <style:text-properties fo:color="#000000" officeooo:rsid="080ba393"/>
    </style:style>
    <style:style style:name="T117" style:family="text">
      <style:text-properties fo:color="#000000" officeooo:rsid="080c9493"/>
    </style:style>
    <style:style style:name="T118"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19"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20"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122"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123"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24"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125"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126"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127"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128"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29"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130"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31"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2"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3"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4" style:family="text">
      <style:text-properties fo:font-variant="normal" fo:text-transform="none" fo:color="#000000" style:text-line-through-style="none" style:text-line-through-type="none" style:font-name="Arial" fo:font-size="10pt" fo:font-style="normal" style:text-underline-style="none" fo:font-weight="normal" officeooo:rsid="0870abed"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36"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137"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138"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13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14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41"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142"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143"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46"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47"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4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49"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0"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1"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2"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3"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4" style:family="text">
      <style:text-properties fo:font-variant="normal" fo:text-transform="none" fo:color="#000000" style:text-line-through-style="none" style:text-line-through-type="none" style:font-name="Arial" fo:font-size="10pt" fo:font-style="normal" style:text-underline-style="none" fo:font-weight="bold" officeooo:rsid="0870abed"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56"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57"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158"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9"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160"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161" style:family="text">
      <style:text-properties fo:font-variant="normal" fo:text-transform="none" fo:color="#000000" style:text-line-through-style="none" style:text-line-through-type="none" style:font-name="Arial" fo:font-size="10pt" style:text-underline-style="none" fo:font-weight="normal" officeooo:rsid="0870abed" style:text-blinking="false" fo:background-color="#ffffff" loext:char-shading-value="0" style:font-name-asian="Times New Roman1" style:font-size-asian="10pt" style:font-weight-asian="normal" style:font-name-complex="Arial1" style:font-size-complex="10pt" style:font-weight-complex="normal"/>
    </style:style>
    <style:style style:name="T16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63"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4"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5"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6"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7"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8"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9"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0"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1" style:family="text">
      <style:text-properties fo:font-variant="normal" fo:text-transform="none" fo:color="#000000" style:text-line-through-style="none" style:text-line-through-type="none" style:font-name="Arial" fo:font-size="10.5pt" fo:font-style="normal" style:text-underline-style="none" fo:font-weight="normal" officeooo:rsid="0899988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2"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173"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174"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175"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176"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77"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8"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9"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0"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1"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2"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3"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85"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6"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7"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8"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9"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0"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1"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2"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3"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4"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5"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6"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7"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8"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99"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00" style:family="text">
      <style:text-properties fo:font-variant="normal" fo:text-transform="none" fo:color="#000000" style:text-line-through-style="none" style:text-line-through-type="none" fo:font-size="10pt" fo:font-style="normal" style:text-underline-style="none" fo:font-weight="normal" officeooo:rsid="0870abed" style:text-blinking="false" fo:background-color="#ffffff" loext:char-shading-value="0"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02"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20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0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05"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206"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207"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20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9"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0"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1"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1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15"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216"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21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1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19"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20"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221"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2"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3"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4"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5"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6"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7"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8"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29"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30"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3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32"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3"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4"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5"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6"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7"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8"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9"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40"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41"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42"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243"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44"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45"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6"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7"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8"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9"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50"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251"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252"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253"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54"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55"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56"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257"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58"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259"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260"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261"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262"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263"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64"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265"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66"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267"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68"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69"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270"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71"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72"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273"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74"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75"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76"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277" style:family="text">
      <style:text-properties fo:color="#7f0055" fo:font-size="10pt" fo:font-weight="bold" style:font-size-asian="10pt" style:font-weight-asian="bold"/>
    </style:style>
    <style:style style:name="T278" style:family="text">
      <style:text-properties fo:color="#7f0055" fo:font-size="10pt" fo:font-weight="bold" style:font-size-asian="10pt" style:font-weight-asian="bold" style:font-size-complex="10pt"/>
    </style:style>
    <style:style style:name="T279" style:family="text">
      <style:text-properties fo:color="#7f0055" fo:font-weight="bold" style:font-weight-asian="bold"/>
    </style:style>
    <style:style style:name="T280" style:family="text">
      <style:text-properties fo:color="#7f0055" style:font-name="Courier 10 Pitch" fo:font-size="10pt" fo:font-weight="bold" style:font-size-asian="10pt" style:font-weight-asian="bold" style:font-size-complex="10pt"/>
    </style:style>
    <style:style style:name="T281" style:family="text">
      <style:text-properties fo:color="#7f0055" style:font-name="Courier 10 Pitch" fo:font-size="10pt" fo:font-weight="bold" fo:background-color="#e8f2fe" loext:char-shading-value="0" style:font-size-asian="10pt" style:font-weight-asian="bold" style:font-weight-complex="bold"/>
    </style:style>
    <style:style style:name="T282"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283"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284" style:family="text">
      <style:text-properties fo:color="#7f0055" style:font-name="Courier 10 Pitch" fo:font-size="9pt" fo:font-weight="bold" style:font-size-asian="9pt" style:font-weight-asian="bold" style:font-size-complex="9pt"/>
    </style:style>
    <style:style style:name="T285" style:family="text">
      <style:text-properties fo:color="#0000c0" fo:font-size="10pt" style:font-size-asian="10pt"/>
    </style:style>
    <style:style style:name="T286" style:family="text">
      <style:text-properties fo:color="#0000c0" fo:font-size="10pt" fo:font-style="italic" fo:font-weight="bold" style:font-size-asian="10pt" style:font-style-asian="italic" style:font-weight-asian="bold"/>
    </style:style>
    <style:style style:name="T287" style:family="text">
      <style:text-properties fo:color="#0000c0" fo:font-style="italic" fo:font-weight="bold" style:font-style-asian="italic" style:font-weight-asian="bold"/>
    </style:style>
    <style:style style:name="T288" style:family="text">
      <style:text-properties fo:font-size="9pt" style:font-size-asian="9pt" style:font-size-complex="9pt"/>
    </style:style>
    <style:style style:name="T289" style:family="text">
      <style:text-properties fo:font-size="9pt" officeooo:rsid="0579da16" style:font-size-asian="9pt" style:font-size-complex="9pt"/>
    </style:style>
    <style:style style:name="T290" style:family="text">
      <style:text-properties fo:font-size="9pt" officeooo:rsid="057d7737" style:font-size-asian="9pt" style:font-size-complex="9pt"/>
    </style:style>
    <style:style style:name="T291" style:family="text">
      <style:text-properties fo:font-size="9pt" officeooo:rsid="07054269" style:font-size-asian="9pt" style:font-size-complex="9pt"/>
    </style:style>
    <style:style style:name="T292" style:family="text">
      <style:text-properties fo:font-size="9pt" officeooo:rsid="05751054" style:font-size-asian="9pt" style:font-name-complex="Calibri1" style:font-size-complex="9pt"/>
    </style:style>
    <style:style style:name="T293" style:family="text">
      <style:text-properties fo:font-size="9pt" officeooo:rsid="05830a4b" style:font-size-asian="9pt" style:font-name-complex="Calibri1" style:font-size-complex="9pt"/>
    </style:style>
    <style:style style:name="T294" style:family="text">
      <style:text-properties fo:font-size="9pt" officeooo:rsid="05e86234" style:font-size-asian="9pt" style:font-name-complex="Calibri1" style:font-size-complex="9pt"/>
    </style:style>
    <style:style style:name="T295" style:family="text">
      <style:text-properties fo:font-size="9pt" officeooo:rsid="05e93ae0" style:font-size-asian="9pt" style:font-name-complex="Calibri1" style:font-size-complex="9pt"/>
    </style:style>
    <style:style style:name="T296" style:family="text">
      <style:text-properties fo:font-size="9pt" fo:font-weight="bold" officeooo:rsid="05f3720c" style:font-size-asian="9pt" style:font-weight-asian="bold" style:font-size-complex="9pt" style:font-weight-complex="bold"/>
    </style:style>
    <style:style style:name="T297" style:family="text">
      <style:text-properties fo:font-size="9pt" fo:font-weight="bold" officeooo:rsid="05f3720c" style:font-size-asian="9pt" style:font-weight-asian="bold" style:font-name-complex="Calibri1" style:font-size-complex="9pt" style:font-weight-complex="bold"/>
    </style:style>
    <style:style style:name="T298" style:family="text">
      <style:text-properties fo:font-size="9pt" fo:font-weight="normal" officeooo:rsid="05f3720c" style:font-size-asian="9pt" style:font-weight-asian="normal" style:font-size-complex="9pt" style:font-weight-complex="normal"/>
    </style:style>
    <style:style style:name="T299" style:family="text">
      <style:text-properties fo:font-size="9pt" fo:font-weight="normal" officeooo:rsid="05e86234" style:font-size-asian="9pt" style:font-weight-asian="normal" style:font-name-complex="Calibri1" style:font-size-complex="9pt" style:font-weight-complex="normal"/>
    </style:style>
    <style:style style:name="T300" style:family="text">
      <style:text-properties fo:font-size="9pt" fo:font-weight="normal" officeooo:rsid="05f3720c" style:font-size-asian="9pt" style:font-weight-asian="normal" style:font-name-complex="Calibri1" style:font-size-complex="9pt" style:font-weight-complex="normal"/>
    </style:style>
    <style:style style:name="T301" style:family="text">
      <style:text-properties fo:font-size="9pt" fo:font-weight="normal" officeooo:rsid="05fbff63" style:font-size-asian="9pt" style:font-weight-asian="normal" style:font-name-complex="Calibri1" style:font-size-complex="9pt" style:font-weight-complex="normal"/>
    </style:style>
    <style:style style:name="T302" style:family="text">
      <style:text-properties fo:color="#6a3e3e"/>
    </style:style>
    <style:style style:name="T303" style:family="text">
      <style:text-properties fo:color="#6a3e3e" fo:font-size="10pt" style:font-size-asian="10pt"/>
    </style:style>
    <style:style style:name="T304" style:family="text">
      <style:text-properties fo:color="#6a3e3e" style:font-name="Courier 10 Pitch" fo:font-size="10pt" style:font-size-asian="10pt" style:font-size-complex="10pt"/>
    </style:style>
    <style:style style:name="T305" style:family="text">
      <style:text-properties fo:font-size="10pt" style:font-size-asian="10pt"/>
    </style:style>
    <style:style style:name="T306" style:family="text">
      <style:text-properties fo:font-size="10pt" fo:font-style="italic" style:font-size-asian="10pt" style:font-style-asian="italic"/>
    </style:style>
    <style:style style:name="T307" style:family="text">
      <style:text-properties fo:font-size="10pt" fo:font-style="italic" fo:font-weight="bold" style:font-size-asian="10pt" style:font-style-asian="italic" style:font-weight-asian="bold" style:font-weight-complex="bold"/>
    </style:style>
    <style:style style:name="T308" style:family="text">
      <style:text-properties fo:font-size="10pt" fo:font-weight="bold" style:font-size-asian="10pt" style:font-weight-asian="bold" style:font-weight-complex="bold"/>
    </style:style>
    <style:style style:name="T309" style:family="text">
      <style:text-properties fo:color="#2a00ff"/>
    </style:style>
    <style:style style:name="T310" style:family="text">
      <style:text-properties fo:color="#2a00ff" fo:font-size="10pt" style:font-size-asian="10pt"/>
    </style:style>
    <style:style style:name="T311" style:family="text">
      <style:text-properties fo:color="#2a00ff" style:font-name="Courier 10 Pitch" fo:font-size="10pt" style:font-size-asian="10pt" style:font-size-complex="10pt"/>
    </style:style>
    <style:style style:name="T312"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313"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314" style:family="text">
      <style:text-properties fo:color="#2a00ff" style:font-name="Courier 10 Pitch" fo:font-size="9pt" fo:font-weight="normal" officeooo:rsid="0811831d" style:font-size-asian="9pt" style:font-weight-asian="normal" style:font-name-complex="Calibri1" style:font-size-complex="9pt" style:font-weight-complex="normal"/>
    </style:style>
    <style:style style:name="T315" style:family="text">
      <style:text-properties fo:color="#2a00ff" officeooo:rsid="080ba393"/>
    </style:style>
    <style:style style:name="T316" style:family="text">
      <style:text-properties officeooo:rsid="0482712f"/>
    </style:style>
    <style:style style:name="T317" style:family="text">
      <style:text-properties officeooo:rsid="0579da16"/>
    </style:style>
    <style:style style:name="T318" style:family="text">
      <style:text-properties officeooo:rsid="05836da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33542219288903696" text:style-name="L1">
        <text:list-item>
          <text:p text:style-name="P16"><text:span text:style-name="Strong_20_Emphasis"><text:span text:style-name="T71">Java provides built-in support for multithreaded programming.</text:span></text:span></text:p>
        </text:list-item>
        <text:list-item>
          <text:p text:style-name="P17"><text:span text:style-name="Strong_20_Emphasis"><text:span text:style-name="T72">Multithreading is a specialized form of multitasking.</text:span></text:span></text:p>
        </text:list-item>
        <text:list-item>
          <text:p text:style-name="P18"><text:span text:style-name="Strong_20_Emphasis"><text:span text:style-name="T73">Multitasking is supported by virtually all modern operating systems. However, there are two distinct types of multitasking: process-based and thread-based.</text:span></text:span></text:p>
        </text:list-item>
        <text:list-item>
          <text:p text:style-name="P19"><text:span text:style-name="Strong_20_Emphasis"><text:span text:style-name="T74">A process is a program that is executing. Thus, process-based multitasking is the feature that allows your computer to run two or more programs concurrently. For example, process-based multitasking enables you to run the Java compiler at the same time that you are using a text editor or visiting a web site. In process-based multitasking, a program is the smallest unit of code that can be dispatched by the scheduler.</text:span></text:span></text:p>
        </text:list-item>
        <text:list-item>
          <text:p text:style-name="P20"><text:span text:style-name="Strong_20_Emphasis"><text:span text:style-name="T75">In a thread-based multitasking environment, the thread is the smallest unit of dispatchable code. This means that a single program can perform two or more tasks simultaneously. For instance, a text editor can format text at the same time that it is printing, as long as these two actions are being performed by two separate threads. Thus, process-based multitasking deals with the “big picture,” and thread-based multitasking handles the details.</text:span></text:span></text:p>
        </text:list-item>
        <text:list-item>
          <text:p text:style-name="P21"><text:span text:style-name="Strong_20_Emphasis"><text:span text:style-name="T76">Multitasking threads require less overhead than multitasking processes. Processes are heavyweight tasks that require their own separate </text:span></text:span><text:span text:style-name="Strong_20_Emphasis"><text:span text:style-name="T44">address spaces</text:span></text:span><text:span text:style-name="Strong_20_Emphasis"><text:span text:style-name="T76">. Interprocess communication is expensive and limited. Context switching from one process to another is also costly. Threads, on the other hand, are lighter weight. They share the same address space and cooperatively share the same heavyweight process. Interthread communication is inexpensive, and context switching from one thread to the next is lower in cost.</text:span></text:span></text:p>
        </text:list-item>
        <text:list-item>
          <text:p text:style-name="P22"><text:span text:style-name="Strong_20_Emphasis"><text:span text:style-name="T77">Multithreading enables you to write efficient programs that make maximum use of the processing power available in the system. One important way multithreading achieves this is by keeping idle time to a minimum. This is especially important for the interactive, networked environment in which Java operates because idle time is common. For example, the transmission rate of data over a network is much slower than the rate at which the computer can process it. Even local file system resources are read and written at a much slower pace than they can be processed by the CPU. And, of course, user input is much slower than the computer. In a single-threaded environment, your program has to wait for each of these tasks to finish before it can proceed to the next one—even though most of the time the program is idle, waiting for input. Multithreading helps you reduce this idle time because another thread can run when one is waiting.</text:span></text:span></text:p>
        </text:list-item>
        <text:list-item>
          <text:p text:style-name="P23"><text:span text:style-name="Strong_20_Emphasis"><text:span text:style-name="T70">The value of a multithreaded environment is best understood in contrast to its counterpart. Single-threaded systems use an approach called an </text:span></text:span><text:span text:style-name="Strong_20_Emphasis"><text:span text:style-name="T42">event loop with polling</text:span></text:span><text:span text:style-name="Strong_20_Emphasis"><text:span text:style-name="T70">. In this model, a single thread of control runs in an infinite loop, polling a </text:span></text:span><text:span text:style-name="Strong_20_Emphasis"><text:span text:style-name="T42">single event queue</text:span></text:span><text:span text:style-name="Strong_20_Emphasis"><text:span text:style-name="T70"> to decide what to do next. Once this polling mechanism returns with, say, a signal that a network file is ready to be read, then the event loop dispatches control to the </text:span></text:span><text:span text:style-name="Strong_20_Emphasis"><text:span text:style-name="T42">appropriate event handler</text:span></text:span><text:span text:style-name="Strong_20_Emphasis"><text:span text:style-name="T70">. Until this event handler returns, nothing else can happen in the program. This wastes CPU time. It can also result in one part of a program dominating the system and preventing any other events from being processed. In general, in a single-threaded environment, when a thread blocks (that is, suspends execution) because it is waiting for some resource, the entire program stops running.</text:span></text:span></text:p>
        </text:list-item>
        <text:list-item>
          <text:p text:style-name="P24"><text:span text:style-name="Strong_20_Emphasis"><text:span text:style-name="T78">The benefit of Java’s multithreading is that the main loop/polling mechanism is eliminated. One thread can pause without stopping other parts of your program. For example, the idle time created when a thread reads data from a network or waits for user input can be utilized elsewhere. Multithreading allows animation loops to sleep for a second between each frame without causing the whole system to pause. When a thread blocks in a Java program, only the single thread that is blocked pauses. All other threads continue to run.</text:span></text:span></text:p>
        </text:list-item>
        <text:list-item>
          <text:p text:style-name="P25"><text:span text:style-name="Strong_20_Emphasis"><text:span text:style-name="T70">As most readers know, over the past few years, multi-core systems have become commonplace. Of course, single-core systems are still in widespread use. It is important to understand that Java’s multithreading features work in both types of systems. In a single-core system, concurrently executing threads share the CPU, with each thread receiving a slice of CPU time. Therefore, in a single-core system, two or more threads do not actually run at the same time, but idle CPU time is utilized. However, in multi-core systems, it is possible for two or more threads to actually execute simultaneously. In many cases, this can further improve program efficiency and increase the speed of certain operations.</text:span></text:span></text:p>
        </text:list-item>
        <text:list-item>
          <text:p text:style-name="P26"><text:soft-page-break/><text:span text:style-name="Strong_20_Emphasis"><text:span text:style-name="T79">Threads exist in several states. Here is a general description. A thread can be running. It can be ready to run as soon as it gets CPU time. A running thread can be suspended, which temporarily halts its activity. A suspended thread can then be resumed, allowing it to pick up where it left off. A thread can be blocked when waiting for a resource. At any time, a thread can be terminated, which halts its execution immediately. Once terminated, a thread cannot be resumed.</text:span></text:span></text:p>
        </text:list-item>
        <text:list-item>
          <text:p text:style-name="P27"><text:span text:style-name="Strong_20_Emphasis"><text:span text:style-name="T70">Java assigns to each thread a priority that determines how that thread should be treated with respect to the others. Thread priorities are integers that specify the relative priority of one thread to another.</text:span></text:span></text:p>
        </text:list-item>
        <text:list-item>
          <text:p text:style-name="P28"><text:span text:style-name="Strong_20_Emphasis"><text:span text:style-name="T80">As an absolute value, a priority is meaningless; a higher-priority thread doesn’t run any faster than a lower-priority thread if it is the only thread running.</text:span></text:span></text:p>
        </text:list-item>
        <text:list-item>
          <text:p text:style-name="P29"><text:span text:style-name="Strong_20_Emphasis"><text:span text:style-name="T80">Instead, a thread’s priority is used to decide when to switch from one running thread to the next. This is called a context switch. The rules that determine when a context switch takes place are simple:</text:span></text:span></text:p>
          <text:p text:style-name="P29"><text:span text:style-name="Strong_20_Emphasis"><text:span text:style-name="T81">• A thread can voluntarily relinquish control. This is done by explicitly yielding, sleeping, or blocking on pending I/O. In this scenario, all other threads are examined, and the highest-priority thread that is ready to run is given the CPU.</text:span></text:span></text:p>
          <text:p text:style-name="P29"><text:span text:style-name="Strong_20_Emphasis"><text:span text:style-name="T81">• A thread can be preempted by a higher-priority thread. In this case, a lower-priority thread that does not yield the processor is simply preempted—no matter what it is doing—by a higher-priority thread. Basically, as soon as a higher-priority thread wants to run, it does. This is called preemptive multitasking.</text:span></text:span></text:p>
        </text:list-item>
        <text:list-item>
          <text:p text:style-name="P30"><text:span text:style-name="Strong_20_Emphasis"><text:span text:style-name="T70">In cases where two threads with the same priority are competing for CPU cycles, the situation is a bit complicated. </text:span></text:span><text:span text:style-name="Strong_20_Emphasis"><text:span text:style-name="T42">For operating systems such as Windows, threads of equal priority are time-sliced automatically in round-robin fashion.</text:span></text:span><text:span text:style-name="Strong_20_Emphasis"><text:span text:style-name="T70"> For other types of operating systems, threads of equal priority must voluntarily yield control to their peers. If they don’t, the other threads will not run. Portability problems can arise from the differences in the way that operating systems context-switch threads of equal priority.</text:span></text:span></text:p>
        </text:list-item>
        <text:list-item>
          <text:p text:style-name="P31"><text:span text:style-name="Strong_20_Emphasis"><text:span text:style-name="T82">Because multithreading introduces an asynchronous behavior to your programs, there must be a way for you to enforce synchronicity when you need it. For example, if you want two threads to communicate and share a complicated data structure, such as a linked list, you need some way to ensure that they don’t conflict with each other. That is, </text:span></text:span><text:span text:style-name="Strong_20_Emphasis"><text:span text:style-name="T45">you must prevent one thread from writing data while another thread is in the middle of reading it.</text:span></text:span></text:p>
        </text:list-item>
        <text:list-item>
          <text:p text:style-name="P31"><text:span text:style-name="Strong_20_Emphasis"><text:span text:style-name="T82">For th</text:span></text:span><text:span text:style-name="Strong_20_Emphasis"><text:span text:style-name="T87">e</text:span></text:span><text:span text:style-name="Strong_20_Emphasis"><text:span text:style-name="T82"> purpose </text:span></text:span><text:span text:style-name="Strong_20_Emphasis"><text:span text:style-name="T87">of synchronization</text:span></text:span><text:span text:style-name="Strong_20_Emphasis"><text:span text:style-name="T82">, Java implements an elegant twist on an age-old model of interprocess synchronization: the </text:span></text:span><text:span text:style-name="Strong_20_Emphasis"><text:span text:style-name="T14">monitor</text:span></text:span><text:span text:style-name="Strong_20_Emphasis"><text:span text:style-name="T82">. You can think of a monitor as a very small box that can hold only one thread. Once a thread enters a monitor, all other threads must wait until that thread exits the monitor. In this way, a monitor can be used to protect a shared asset from being manipulated by more than one thread at a time.</text:span></text:span></text:p>
        </text:list-item>
        <text:list-item>
          <text:p text:style-name="P32"><text:span text:style-name="Strong_20_Emphasis"><text:span text:style-name="T83">In Java, there is no class “Monitor”; instead, </text:span></text:span><text:span text:style-name="Strong_20_Emphasis"><text:span text:style-name="T46">each object has its own implicit monitor that is automatically entered when one of the object’s synchronized methods is called</text:span></text:span><text:span text:style-name="Strong_20_Emphasis"><text:span text:style-name="T83">. </text:span></text:span><text:span text:style-name="Strong_20_Emphasis"><text:span text:style-name="T15">Once a thread is inside a synchronized method, no other thread can call any other synchronized method on the same object.</text:span></text:span><text:span text:style-name="Strong_20_Emphasis"><text:span text:style-name="T83"> This enables you to write very clear and concise multithreaded code, because synchronization support is built into the language.</text:span></text:span></text:p>
        </text:list-item>
        <text:list-item>
          <text:p text:style-name="P33"><text:span text:style-name="Strong_20_Emphasis"><text:span text:style-name="T84">After you divide your program into separate threads, you need to define how they will communicate with each other. When programming with some other languages, you must depend on the operating system to establish communication between threads. This, of course, adds overhead. By contrast, Java provides a clean, low-cost way for two or more threads to talk to each other, via calls to predefined methods that all objects have. Java’s messaging system allows a thread to enter a synchronized method on an object, and then wait there until some other thread explicitly notifies it to come out.</text:span></text:span></text:p>
        </text:list-item>
        <text:list-item>
          <text:p text:style-name="P34"><text:span text:style-name="Strong_20_Emphasis"><text:span text:style-name="T85">Java’s multithreading system is built upon the Thread class, its methods, and its companion interface, Runnable.</text:span></text:span></text:p>
        </text:list-item>
        <text:list-item>
          <text:p text:style-name="P35"><text:span text:style-name="Strong_20_Emphasis"><text:span text:style-name="T47">A thread group is a data structure that controls the state of a collection of threads as a whole.</text:span></text:span></text:p>
        </text:list-item>
        <text:list-item>
          <text:p text:style-name="P36"><text:a xlink:type="simple" xlink:href="https://javarevisited.blogspot.com/2011/05/wait-notify-and-notifyall-in-java.html" text:style-name="Internet_20_link" text:visited-style-name="Visited_20_Internet_20_Link"><text:span text:style-name="Strong_20_Emphasis"><text:span text:style-name="T88">https://javarevisited.blogspot.com/2011/05/wait-notify-and-notifyall-in-java.html</text:span></text:span></text:a></text:p>
        </text:list-item>
        <text:list-item>
          <text:p text:style-name="P37"><text:soft-page-break/><text:span text:style-name="Strong_20_Emphasis"><text:span text:style-name="T85">The race condition is resolved by using synchronized keyword and </text:span></text:span><text:span text:style-name="Strong_20_Emphasis"><text:span text:style-name="T48">locking</text:span></text:span><text:span text:style-name="Strong_20_Emphasis"><text:span text:style-name="T85"> provided by Java. </text:span></text:span><text:span text:style-name="Strong_20_Emphasis"><text:span text:style-name="T16">In order to call the wait (), notify () or notifyAll () methods in Java, we must have obtained the lock for the object on which we're calling the method.</text:span></text:span><text:span text:style-name="Strong_20_Emphasis"><text:span text:style-name="T85"> Since the wait() method in Java also releases the lock prior to waiting and reacquires the lock prior to returning from the wait() method, we must use this lock to ensure that checking the condition (buffer is full or not) and setting the condition (taking element from buffer) is atomic which can be achieved by using synchronized method or block in Java.</text:span></text:span></text:p>
        </text:list-item>
        <text:list-item>
          <text:p text:style-name="P38"><text:span text:style-name="Strong_20_Emphasis"><text:span text:style-name="T85">The Thread class defines several methods that help manage threads. Several of those used in this chapter are shown here:</text:span></text:span></text:p>
          <text:p text:style-name="P39"><text:span text:style-name="Strong_20_Emphasis"><text:span text:style-name="T43">Method <text:s text:c="24"/>Meaning</text:span></text:span></text:p>
          <text:p text:style-name="P39"><text:span text:style-name="Strong_20_Emphasis"><text:span text:style-name="T43">getName</text:span></text:span><text:span text:style-name="Strong_20_Emphasis"><text:span text:style-name="T86"> <text:s text:c="24"/>Obtain a thread’s name.</text:span></text:span></text:p>
          <text:p text:style-name="P39"><text:span text:style-name="Strong_20_Emphasis"><text:span text:style-name="T43">getPriority</text:span></text:span><text:span text:style-name="Strong_20_Emphasis"><text:span text:style-name="T86"> <text:s text:c="21"/>Obtain a thread’s priority.</text:span></text:span></text:p>
          <text:p text:style-name="P39"><text:span text:style-name="Strong_20_Emphasis"><text:span text:style-name="T43">isAlive</text:span></text:span><text:span text:style-name="Strong_20_Emphasis"><text:span text:style-name="T86"> <text:s text:c="28"/>Determine if a thread is still running.</text:span></text:span></text:p>
          <text:p text:style-name="P39"><text:span text:style-name="Strong_20_Emphasis"><text:span text:style-name="T43">join</text:span></text:span><text:span text:style-name="Strong_20_Emphasis"><text:span text:style-name="T86"> <text:s text:c="34"/>Wait for a thread to terminate.</text:span></text:span></text:p>
          <text:p text:style-name="P39"><text:span text:style-name="Strong_20_Emphasis"><text:span text:style-name="T43">run</text:span></text:span><text:span text:style-name="Strong_20_Emphasis"><text:span text:style-name="T86"> <text:s text:c="34"/>Entry point for the thread.</text:span></text:span></text:p>
          <text:p text:style-name="P39"><text:span text:style-name="Strong_20_Emphasis"><text:span text:style-name="T43">sleep</text:span></text:span><text:span text:style-name="Strong_20_Emphasis"><text:span text:style-name="T86"> <text:s text:c="31"/>Suspend a thread for a period of time.</text:span></text:span></text:p>
          <text:p text:style-name="P39"><text:span text:style-name="Strong_20_Emphasis"><text:span text:style-name="T43">start</text:span></text:span><text:span text:style-name="Strong_20_Emphasis"><text:span text:style-name="T86"> <text:s text:c="32"/>Start a thread by calling its run method.</text:span></text:span></text:p>
        </text:list-item>
        <text:list-item>
          <text:p text:style-name="P40"><text:a xlink:type="simple" xlink:href="https://stackoverflow.com/questions/50817843/difference-between-recursive-task-and-recursive-action-in-forkjoinpool" text:style-name="Internet_20_link" text:visited-style-name="Visited_20_Internet_20_Link"><text:span text:style-name="Strong_20_Emphasis"><text:span text:style-name="T89">https://stackoverflow.com/questions/50817843/difference-between-recursive-task-and-recursive-action-in-forkjoinpool</text:span></text:span></text:a></text:p>
        </text:list-item>
        <text:list-item>
          <text:p text:style-name="P41"><text:a xlink:type="simple" xlink:href="https://www.geeksforgeeks.org/countdownlatch-in-java/" text:style-name="Internet_20_link" text:visited-style-name="Visited_20_Internet_20_Link"><text:span text:style-name="Strong_20_Emphasis"><text:span text:style-name="T90">https://www.geeksforgeeks.org/countdownlatch-in-java/</text:span></text:span></text:a></text:p>
        </text:list-item>
        <text:list-item>
          <text:p text:style-name="P42"><text:span text:style-name="Strong_20_Emphasis"><text:span text:style-name="T92">The </text:span></text:span><text:a xlink:type="simple" xlink:href="https://docs.oracle.com/javase/7/docs/api/java/util/concurrent/CyclicBarrier.html" office:target-frame-name="_blank" xlink:show="new" text:style-name="Internet_20_link" text:visited-style-name="Visited_20_Internet_20_Link"><text:span text:style-name="Strong_20_Emphasis">CyclicBarrier</text:span></text:a><text:span text:style-name="Strong_20_Emphasis"><text:span text:style-name="T92"> lets a set of threads wait until they have all reached a specific state. Initialize the CyclicBarrier with the number of threads that need to wait for each other. Call await to signal that you are ready to proceed and wait for the other threads.</text:span></text:span></text:p>
          <text:p text:style-name="P43"><text:span text:style-name="Strong_20_Emphasis"><text:span text:style-name="T49">Difference between a CyclicBarrier and a CountDownLatch:</text:span></text:span></text:p>
          <text:p text:style-name="P43"><text:span text:style-name="Strong_20_Emphasis"><text:span text:style-name="T93">A CountDownLatch can be used only once in a program(until it’s count reaches 0).</text:span></text:span></text:p>
          <text:p text:style-name="P43"><text:span text:style-name="Strong_20_Emphasis"><text:span text:style-name="T93">A CyclicBarrier can be used again and again once all the threads in a barriers is released.</text:span></text:span></text:p>
        </text:list-item>
        <text:list-item>
          <text:p text:style-name="P44"><text:span text:style-name="Strong_20_Emphasis"><text:span text:style-name="T91">Phaser’s primary purpose is to enable synchronization of threads that represent one or more phases of activity. It lets us define a synchronization object that waits until a specific phase has been completed. It then advances to the next phase until that phase concludes.</text:span></text:span></text:p>
          <text:p text:style-name="P45"><text:span text:style-name="Strong_20_Emphasis"><text:span text:style-name="T50"/></text:span></text:p>
          <text:p text:style-name="P45"><text:span text:style-name="Strong_20_Emphasis"><text:span text:style-name="T50">CountDownLatch vs CyclicBarrier vs Phaser:</text:span></text:span></text:p>
          <text:p text:style-name="P45"><text:span text:style-name="Strong_20_Emphasis"><text:span text:style-name="T94"/></text:span></text:p>
          <text:p text:style-name="P45"><text:span text:style-name="Strong_20_Emphasis"><text:span text:style-name="T94">The CountDownLatch is:</text:span></text:span></text:p>
          <text:list>
            <text:list-item>
              <text:p text:style-name="P46"><text:span text:style-name="Strong_20_Emphasis"><text:span text:style-name="T94">Created with a fixed number of threads</text:span></text:span></text:p>
            </text:list-item>
            <text:list-item>
              <text:p text:style-name="P46"><text:span text:style-name="Strong_20_Emphasis"><text:span text:style-name="T94">Cannot be reset</text:span></text:span></text:p>
            </text:list-item>
            <text:list-item>
              <text:p text:style-name="P46"><text:span text:style-name="Strong_20_Emphasis"><text:span text:style-name="T94">Allows threads to wait(CountDownLatch#await()) or continue with its execution(CountDownLatch#countDown()).</text:span></text:span></text:p>
            </text:list-item>
          </text:list>
          <text:p text:style-name="P45"><text:span text:style-name="Strong_20_Emphasis"><text:span text:style-name="T94"/></text:span></text:p>
          <text:p text:style-name="P45"><text:span text:style-name="Strong_20_Emphasis"><text:span text:style-name="T94">On the other hand, the CyclicBarrier:</text:span></text:span></text:p>
          <text:list text:continue-numbering="true">
            <text:list-item>
              <text:p text:style-name="P47"><text:span text:style-name="Strong_20_Emphasis"><text:span text:style-name="T94">Can be reset.</text:span></text:span></text:p>
            </text:list-item>
            <text:list-item>
              <text:p text:style-name="P48"><text:span text:style-name="Strong_20_Emphasis"><text:span text:style-name="T95">Action can be attached to be run after all the threads reach the barrier. </text:span></text:span><text:span text:style-name="Strong_20_Emphasis"><text:span text:style-name="T94">The threads have to wait till all the threads arrive.</text:span></text:span></text:p>
            </text:list-item>
            <text:list-item>
              <text:p text:style-name="P48"><text:span text:style-name="Strong_20_Emphasis"><text:span text:style-name="T94">Created with fixed number of threads.</text:span></text:span></text:p>
            </text:list-item>
          </text:list>
          <text:p text:style-name="P45"><text:span text:style-name="Strong_20_Emphasis"><text:span text:style-name="T94"/></text:span></text:p>
          <text:p text:style-name="P45"><text:span text:style-name="Strong_20_Emphasis"><text:span text:style-name="T94">Now, the Phaser has following properties:</text:span></text:span></text:p>
          <text:list text:continue-numbering="true">
            <text:list-item>
              <text:p text:style-name="P49"><text:span text:style-name="Strong_20_Emphasis"><text:span text:style-name="T94">Number of threads need not be known at Phaser creation time. They can be added dynamically.</text:span></text:span></text:p>
            </text:list-item>
            <text:list-item>
              <text:p text:style-name="P49"><text:span text:style-name="Strong_20_Emphasis"><text:span text:style-name="T94">Can be reset and hence is, reusable.</text:span></text:span></text:p>
            </text:list-item>
            <text:list-item>
              <text:p text:style-name="P49"><text:span text:style-name="Strong_20_Emphasis"><text:span text:style-name="T94">Allows threads to wait(Phaser#arriveAndAwaitAdvance()) or continue with its execution(Phaser#arrive()).</text:span></text:span></text:p>
            </text:list-item>
            <text:list-item>
              <text:p text:style-name="P49"><text:span text:style-name="Strong_20_Emphasis"><text:span text:style-name="T94">Supports multiple Phases(, hence the name phaser).</text:span></text:span></text:p>
            </text:list-item>
          </text:list>
          <text:p text:style-name="P50"><text:span text:style-name="Strong_20_Emphasis"><text:span text:style-name="T51"/></text:span></text:p>
        </text:list-item>
        <text:list-item>
          <text:p text:style-name="P50"><text:span text:style-name="Strong_20_Emphasis"><text:span text:style-name="T38">What is Runnable and Thread? Which of the two will be preferred in which situation?</text:span></text:span></text:p>
          <text:p text:style-name="P51"><text:soft-page-break/><text:span text:style-name="Strong_20_Emphasis"><text:span text:style-name="T52">Runnable is a task and Thread is a worker. </text:span></text:span><text:span text:style-name="Strong_20_Emphasis"><text:span text:style-name="T18">W</text:span></text:span><text:span text:style-name="Strong_20_Emphasis"><text:span text:style-name="T19">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51"/>
          <text:p text:style-name="P51"><text:span text:style-name="Strong_20_Emphasis"><text:span text:style-name="T52">Use of composition in java.util.Timer class:</text:span></text:span></text:p>
          <text:p text:style-name="P51"><text:span text:style-name="Strong_20_Emphasis"><text:span text:style-name="T106">// This class is also a worker class because it </text:span></text:span><text:span text:style-name="Strong_20_Emphasis"><text:span text:style-name="T107">has a</text:span></text:span><text:span text:style-name="Strong_20_Emphasis"><text:span text:style-name="T106"> TimerThread</text:span></text:span></text:p>
          <text:p text:style-name="P51"><text:span text:style-name="Strong_20_Emphasis"><text:span text:style-name="T106">// </text:span></text:span><text:span text:style-name="Strong_20_Emphasis"><text:span text:style-name="T107">object</text:span></text:span><text:span text:style-name="Strong_20_Emphasis"><text:span text:style-name="T106"> which extends Thread class.</text:span></text:span></text:p>
          <text:p text:style-name="P51"><text:span text:style-name="Strong_20_Emphasis"><text:span text:style-name="T106">public class Timer {</text:span></text:span></text:p>
          <text:p text:style-name="P51"><text:span text:style-name="Strong_20_Emphasis"><text:span text:style-name="T106"><text:s text:c="4"/>...</text:span></text:span></text:p>
          <text:p text:style-name="P51"><text:span text:style-name="Strong_20_Emphasis"><text:span text:style-name="T106"><text:s text:c="4"/>/**</text:span></text:span></text:p>
          <text:p text:style-name="P51"><text:span text:style-name="Strong_20_Emphasis"><text:span text:style-name="T106"><text:s text:c="5"/>* The timer thread.</text:span></text:span></text:p>
          <text:p text:style-name="P51"><text:span text:style-name="Strong_20_Emphasis"><text:span text:style-name="T106"><text:s text:c="5"/>*/</text:span></text:span></text:p>
          <text:p text:style-name="P51"><text:span text:style-name="Strong_20_Emphasis"><text:span text:style-name="T106"><text:s text:c="4"/>private final TimerThread thread = new TimerThread(queue);</text:span></text:span></text:p>
          <text:p text:style-name="P51"><text:span text:style-name="Strong_20_Emphasis"><text:span text:style-name="T106"><text:s text:c="4"/>...</text:span></text:span></text:p>
          <text:p text:style-name="P51"><text:span text:style-name="Strong_20_Emphasis"><text:span text:style-name="T106">}</text:span></text:span></text:p>
          <text:p text:style-name="P51"><text:span text:style-name="Strong_20_Emphasis"><text:span text:style-name="T106"/></text:span></text:p>
          <text:p text:style-name="P51"><text:span text:style-name="Strong_20_Emphasis"><text:span text:style-name="T106">class TimerThread extends Thread {</text:span></text:span></text:p>
          <text:p text:style-name="P51"><text:span text:style-name="Strong_20_Emphasis"><text:span text:style-name="T106">...</text:span></text:span></text:p>
          <text:p text:style-name="P51"><text:span text:style-name="Strong_20_Emphasis"><text:span text:style-name="T106">}</text:span></text:span></text:p>
          <text:p text:style-name="P51"><text:span text:style-name="Strong_20_Emphasis"><text:span text:style-name="T106"/></text:span></text:p>
          <text:p text:style-name="P52"><text:span text:style-name="Strong_20_Emphasis"><text:span text:style-name="T52">In Java, the concept of multithreading is designed on the basis of TASK AND WORKER MODEL, in which a task can be done by the worker. </text:span></text:span><text:span text:style-name="Strong_20_Emphasis"><text:span text:style-name="T53">Important points regarding it:</text:span></text:span></text:p>
        </text:list-item>
      </text:list>
      <text:list xml:id="list9122989036807629842" text:style-name="L2">
        <text:list-item>
          <text:p text:style-name="P80"><text:span text:style-name="Strong_20_Emphasis"><text:span text:style-name="T52">In Java, we are provided with two </text:span></text:span><text:span text:style-name="Strong_20_Emphasis"><text:span text:style-name="T58">built in task interfaces</text:span></text:span><text:span text:style-name="Strong_20_Emphasis"><text:span text:style-name="T52"> named Runnable </text:span></text:span><text:span text:style-name="Strong_20_Emphasis"><text:span text:style-name="T58">and</text:span></text:span><text:span text:style-name="Strong_20_Emphasis"><text:span text:style-name="T52"> Callable </text:span></text:span><text:span text:style-name="Strong_20_Emphasis"><text:span text:style-name="T58">and </text:span></text:span><text:span text:style-name="Strong_20_Emphasis"><text:span text:style-name="T23">many task classes such as TimerTask, ForkJoinTask&lt;V&gt;, etc</text:span></text:span><text:span text:style-name="Strong_20_Emphasis"><text:span text:style-name="T58">.</text:span></text:span><text:span text:style-name="Strong_20_Emphasis"><text:span text:style-name="T52"> and </text:span></text:span><text:span text:style-name="Strong_20_Emphasis"><text:span text:style-name="T19">many worker classes such as Thread, ThreadPoolExecutor, </text:span></text:span><text:span text:style-name="Strong_20_Emphasis"><text:span text:style-name="T21">Timer,</text:span></text:span><text:span text:style-name="Strong_20_Emphasis"><text:span text:style-name="T19"> </text:span></text:span><text:span text:style-name="Strong_20_Emphasis"><text:span text:style-name="T22">ForkJoinPool,</text:span></text:span><text:span text:style-name="Strong_20_Emphasis"><text:span text:style-name="T19"> etc.</text:span></text:span></text:p>
        </text:list-item>
        <text:list-item>
          <text:p text:style-name="P81"><text:span text:style-name="Strong_20_Emphasis"><text:span text:style-name="T52">A worker can execute single or multiple types of task. For example, the worker </text:span></text:span><text:span text:style-name="Strong_20_Emphasis"><text:span text:style-name="T20">Thread</text:span></text:span><text:span text:style-name="Strong_20_Emphasis"><text:span text:style-name="T19"> can execute only the task of Runnable type</text:span></text:span><text:span text:style-name="Strong_20_Emphasis"><text:span text:style-name="T52">, while ThreadPoolExecutor can execute both Runnable and Callable types of task.</text:span></text:span></text:p>
        </text:list-item>
        <text:list-item>
          <text:p text:style-name="P81"><text:span text:style-name="Strong_20_Emphasis"><text:span text:style-name="T38">Task interfaces Runnable and Callable: </text:span></text:span><text:span text:style-name="Strong_20_Emphasis"><text:span text:style-name="T52">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55">ThreadPoolExecutor</text:span></text:span><text:span text:style-name="Strong_20_Emphasis"><text:span text:style-name="T52">, Timer etc.</text:span></text:span></text:p>
        </text:list-item>
        <text:list-item>
          <text:p text:style-name="P82"><text:span text:style-name="Strong_20_Emphasis"><text:span text:style-name="T39">TimerTask: </text:span></text:span><text:span text:style-name="Strong_20_Emphasis"><text:span text:style-name="T59">This task class internally implements Runnable. This class needs to be extended and its run() method needs to be overriden. This task is executed by the worker Timer.</text:span></text:span></text:p>
        </text:list-item>
        <text:list-item>
          <text:p text:style-name="P83"><text:span text:style-name="Strong_20_Emphasis"><text:span text:style-name="T40">ForkJoinTask&lt;V&gt;: </text:span></text:span><text:span text:style-name="Strong_20_Emphasis"><text:span text:style-name="T60">This task is executed by the worker ForkJoinPool. </text:span></text:span><text:span text:style-name="Strong_20_Emphasis"><text:span text:style-name="T129">The</text:span></text:span><text:span text:style-name="Strong_20_Emphasis"><text:span text:style-name="T142"> </text:span></text:span><text:span text:style-name="Strong_20_Emphasis"><text:span text:style-name="T143">V</text:span></text:span><text:span text:style-name="Strong_20_Emphasis"><text:span text:style-name="T199"> </text:span></text:span><text:span text:style-name="Strong_20_Emphasis"><text:span text:style-name="T129">specifies the result type of the task.</text:span></text:span></text:p>
        </text:list-item>
        <text:list-item>
          <text:p text:style-name="P81"><text:span text:style-name="Strong_20_Emphasis"><text:span text:style-name="T38">Thread class: </text:span></text:span><text:span text:style-name="Strong_20_Emphasis"><text:span text:style-name="T52">It is the base worker class which can execute Runnable type of tasks only. Other worker classes such as ThreadPoolExecutor, Timer, etc are implemented using Thread class only.</text:span></text:span></text:p>
        </text:list-item>
        <text:list-item>
          <text:p text:style-name="P81"><text:span text:style-name="Strong_20_Emphasis"><text:span text:style-name="T38">ThreadPoolExecutor class: </text:span></text:span><text:span text:style-name="Strong_20_Emphasis"><text:span text:style-name="T52">It is a worker class (internally implemented using Thread) which maintains a pool of threads. It is a class whose object is returned by methods like "newFixedThreadPool(int NTHREDS)" of the utility class Executors. It can execute Runnable and callable both types of tasks. </text:span></text:span><text:span text:style-name="Strong_20_Emphasis"><text:span text:style-name="T13">Callable tasks are also executed internally as Runnable tasks by the base worker classes Thread with the help of RunnableAdapter class.</text:span></text:span></text:p>
        </text:list-item>
        <text:list-item>
          <text:p text:style-name="P81"><text:span text:style-name="Strong_20_Emphasis"><text:span text:style-name="T38">Timer class: </text:span></text:span><text:span text:style-name="Strong_20_Emphasis"><text:span text:style-name="T52">It is also a worker class for specific type of task class named TimerTask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84"><text:span text:style-name="Strong_20_Emphasis"><text:span text:style-name="T41">ForkJoinPool: </text:span></text:span><text:span text:style-name="Strong_20_Emphasis"><text:span text:style-name="T61">This is a worker class which executes ForkJoinTask&lt;V&gt;. This ForkJoinPool works on the work-stealing principle. In the pool, all the thread have their work queue. If some thread </text:span></text:span><text:soft-page-break/><text:span text:style-name="Strong_20_Emphasis"><text:span text:style-name="T61">have completed its work, then it steals the work from the other thread's work queue and does it.</text:span></text:span></text:p>
        </text:list-item>
      </text:list>
      <text:list xml:id="list22040175015468" text:continue-list="list2333542219288903696" text:style-name="L1">
        <text:list-header>
          <text:p text:style-name="P51"/>
          <text:p text:style-name="P51"><text:span text:style-name="Strong_20_Emphasis"><text:span text:style-name="T52">Apart from these, we can also create our customized worker classes depending upon our requirement which could execute one or more types of tasks. </text:span></text:span></text:p>
          <text:p text:style-name="P51"><text:span text:style-name="Strong_20_Emphasis"><text:span text:style-name="T52"/></text:span></text:p>
          <text:p text:style-name="P51"><text:span text:style-name="Strong_20_Emphasis"><text:span text:style-name="T52">So, while designing an application, the basis on which implementing Runnable or extending Thread should be preferred is:</text:span></text:span></text:p>
        </text:list-header>
      </text:list>
      <text:list xml:id="list3038318584627667929" text:style-name="L3">
        <text:list-item>
          <text:p text:style-name="P85"><text:span text:style-name="Strong_20_Emphasis"><text:span text:style-name="T52">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85"><text:span text:style-name="Strong_20_Emphasis"><text:span text:style-name="T54">W</text:span></text:span><text:span text:style-name="Strong_20_Emphasis"><text:span text:style-name="T52">e should extend a class only when we </text:span></text:span><text:span text:style-name="Strong_20_Emphasis"><text:span text:style-name="T68">need to</text:span></text:span><text:span text:style-name="Strong_20_Emphasis"><text:span text:style-name="T52">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85"><text:span text:style-name="Strong_20_Emphasis"><text:span text:style-name="T52">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85"><text:span text:style-name="Strong_20_Emphasis"><text:span text:style-name="T52">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85"><text:span text:style-name="Strong_20_Emphasis"><text:span text:style-name="T54">B</text:span></text:span><text:span text:style-name="Strong_20_Emphasis"><text:span text:style-name="T52">ut if we are implementing the Runnable interface for task and extending the Thread class for the worker as well, then in that case, </text:span></text:span><text:span text:style-name="Strong_20_Emphasis"><text:span text:style-name="T19">we will not override run() method in the subclass of the Thread otherwise the run() method of the Runnable task will not be executed because in that case the overriden version of the run() method </text:span></text:span><text:span text:style-name="Strong_20_Emphasis"><text:span text:style-name="T24">of thread class</text:span></text:span><text:span text:style-name="Strong_20_Emphasis"><text:span text:style-name="T19"> will be called. </text:span></text:span><text:span text:style-name="Strong_20_Emphasis"><text:span text:style-name="T52">The run() method of the Thread class is as follows:</text:span></text:span></text:p>
          <text:p text:style-name="P85"><text:span text:style-name="Strong_20_Emphasis"><text:span text:style-name="T52">public class Thread implements Runnable {</text:span></text:span></text:p>
          <text:p text:style-name="P85"><text:span text:style-name="Strong_20_Emphasis"><text:span text:style-name="T52"><text:s text:c="4"/>…</text:span></text:span></text:p>
          <text:p text:style-name="P85"><text:span text:style-name="Strong_20_Emphasis"><text:span text:style-name="T52"><text:s text:c="4"/>public void run() {</text:span></text:span></text:p>
          <text:p text:style-name="P85"><text:span text:style-name="Strong_20_Emphasis"><text:span text:style-name="T52"><text:s text:c="8"/>// target is the task provided from the</text:span></text:span></text:p>
          <text:p text:style-name="P85"><text:span text:style-name="Strong_20_Emphasis"><text:span text:style-name="T52"><text:s text:c="8"/>// outside to the Thread in the constructor.</text:span></text:span></text:p>
          <text:p text:style-name="P85"><text:span text:style-name="Strong_20_Emphasis"><text:span text:style-name="T52"><text:s text:c="7"/></text:span></text:span><text:span text:style-name="Strong_20_Emphasis"><text:span text:style-name="T19">// </text:span></text:span><text:span text:style-name="Strong_20_Emphasis"><text:span text:style-name="T25">If this run method is overriden in the subclass, then this run method will never be called.</text:span></text:span></text:p>
          <text:p text:style-name="P85"><text:span text:style-name="Strong_20_Emphasis"><text:span text:style-name="T52"><text:s text:c="8"/>if (target != null) {</text:span></text:span></text:p>
          <text:p text:style-name="P85"><text:span text:style-name="Strong_20_Emphasis"><text:span text:style-name="T52"><text:s text:c="12"/>target.run();</text:span></text:span></text:p>
          <text:p text:style-name="P85"><text:span text:style-name="Strong_20_Emphasis"><text:span text:style-name="T52"><text:s text:c="8"/>}</text:span></text:span></text:p>
          <text:p text:style-name="P85"><text:span text:style-name="Strong_20_Emphasis"><text:span text:style-name="T52"><text:s text:c="4"/>}</text:span></text:span></text:p>
          <text:p text:style-name="P85"><text:span text:style-name="Strong_20_Emphasis"><text:span text:style-name="T52"><text:s text:c="4"/>…</text:span></text:span></text:p>
          <text:p text:style-name="P85"><text:span text:style-name="Strong_20_Emphasis"><text:span text:style-name="T52">}</text:span></text:span></text:p>
        </text:list-item>
      </text:list>
      <text:list xml:id="list22038420603927" text:continue-list="list22040175015468" text:style-name="L1">
        <text:list-header>
          <text:p text:style-name="P51"/>
          <text:p text:style-name="P51"><text:span text:style-name="Strong_20_Emphasis"><text:span text:style-name="T52">THUS THE SUMMARY IS:</text:span></text:span></text:p>
        </text:list-header>
      </text:list>
      <text:list xml:id="list3211408714803643772" text:style-name="L4">
        <text:list-item>
          <text:p text:style-name="P86"><text:span text:style-name="Strong_20_Emphasis"><text:span text:style-name="T52">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86"><text:span text:style-name="Strong_20_Emphasis"><text:span text:style-name="T52">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86"><text:span text:style-name="Strong_20_Emphasis"><text:span text:style-name="T52">IT IS ALSO COMPLETELY CORRECT TO DO BOTH IN THE SAME THREAD IMPLEMENTATION IF THE DESIGN REQUIRES </text:span></text:span><text:span text:style-name="Strong_20_Emphasis"><text:span text:style-name="T67">BUT THEN IN THAT CASE, WE SHOULD NOT OVERRIDE THE RUN METHOD IN THE SUBCLASS OF THE THREAD, OTHERWISE THE RUN METHOD OF THE TASK CLASS WILL NOT GET EXECUTED</text:span></text:span><text:span text:style-name="Strong_20_Emphasis"><text:span text:style-name="T52">.</text:span></text:span></text:p>
        </text:list-item>
      </text:list>
      <text:list xml:id="list22038766668652" text:continue-list="list22038420603927" text:style-name="L1">
        <text:list-item>
          <text:p text:style-name="P53"><text:span text:style-name="Strong_20_Emphasis"><text:span text:style-name="T62">What will happen if the same class extends the Thread class as well as implements the Runnable interface?</text:span></text:span></text:p>
          <text:p text:style-name="P53"><text:soft-page-break/><text:span text:style-name="Strong_20_Emphasis"><text:span text:style-name="T63">The problem which looks in extending the Thread class and implementing the Runnable interface as well is that both of them have run() method so there can be ambiguity or something. So let us see whether such problem will occur or not:</text:span></text:span></text:p>
          <text:p text:style-name="P53"><text:span text:style-name="Strong_20_Emphasis"><text:span text:style-name="T63"/></text:span></text:p>
          <text:p text:style-name="P53"><text:span text:style-name="Strong_20_Emphasis"><text:span text:style-name="T64">Suppose we have an interface and two classes as follows:</text:span></text:span></text:p>
          <text:p text:style-name="P53"><text:span text:style-name="Strong_20_Emphasis"><text:span text:style-name="T282"/></text:span></text:p>
          <text:p text:style-name="P53"><text:span text:style-name="Strong_20_Emphasis"><text:span text:style-name="T283">p</text:span></text:span><text:span text:style-name="Strong_20_Emphasis"><text:span text:style-name="T282">ublic</text:span></text:span><text:span text:style-name="T108"> </text:span><text:span text:style-name="T284">interface</text:span><text:span text:style-name="T108"> </text:span><text:span text:style-name="T109">I</text:span><text:span text:style-name="T108"> {</text:span></text:p>
          <text:p text:style-name="P110"><text:span text:style-name="T27"><text:tab/></text:span><text:span text:style-name="T279">public</text:span><text:span text:style-name="T27"> </text:span><text:span text:style-name="T279">void</text:span><text:span text:style-name="T27"> m</text:span><text:span text:style-name="T115">eth</text:span><text:span text:style-name="T27">();</text:span></text:p>
          <text:p text:style-name="P112">}</text:p>
          <text:p text:style-name="P112"/>
          <text:p text:style-name="P110"><text:span text:style-name="T279">public</text:span><text:span text:style-name="T27"> </text:span><text:span text:style-name="T279">class</text:span><text:span text:style-name="T27"> A {</text:span></text:p>
          <text:p text:style-name="P110"><text:span text:style-name="T27"><text:tab/></text:span><text:span text:style-name="T279">public</text:span><text:span text:style-name="T27"> </text:span><text:span text:style-name="T279">void</text:span><text:span text:style-name="T27"> </text:span><text:span text:style-name="T113">m</text:span><text:span text:style-name="T114">eth</text:span><text:span text:style-name="T27">() {</text:span></text:p>
          <text:p text:style-name="P110"><text:span text:style-name="T27"><text:tab/><text:tab/>System.</text:span><text:span text:style-name="T287">out</text:span><text:span text:style-name="T27">.println(</text:span><text:span text:style-name="T309">"in A's method."</text:span><text:span text:style-name="T27">);</text:span></text:p>
          <text:p text:style-name="P112"><text:tab/>}</text:p>
          <text:p text:style-name="P112">}</text:p>
          <text:p text:style-name="P112"/>
          <text:p text:style-name="P110"><text:span text:style-name="T279">public</text:span><text:span text:style-name="T27"> </text:span><text:span text:style-name="T279">class</text:span><text:span text:style-name="T27"> </text:span><text:span text:style-name="T116">B </text:span><text:span text:style-name="T117">extends A implements I</text:span><text:span text:style-name="T27"> {</text:span></text:p>
          <text:p text:style-name="P110"><text:span text:style-name="T27"><text:tab/></text:span><text:span text:style-name="T279">public</text:span><text:span text:style-name="T27"> </text:span><text:span text:style-name="T279">void</text:span><text:span text:style-name="T27"> </text:span><text:span text:style-name="T113">m</text:span><text:span text:style-name="T114">eth</text:span><text:span text:style-name="T27">() {</text:span></text:p>
          <text:p text:style-name="P110"><text:span text:style-name="T27"><text:tab/><text:tab/>System.</text:span><text:span text:style-name="T287">out</text:span><text:span text:style-name="T27">.println(</text:span><text:span text:style-name="T309">"in </text:span><text:span text:style-name="T315">B</text:span><text:span text:style-name="T309">'s method."</text:span><text:span text:style-name="T27">);</text:span></text:p>
          <text:p text:style-name="P112"><text:tab/>}</text:p>
          <text:p text:style-name="P112">}</text:p>
          <text:p text:style-name="P112"/>
          <text:p text:style-name="P53"><text:span text:style-name="Strong_20_Emphasis"><text:span text:style-name="T65">So, when we create an object of class B, if B has also defined meth() method, then </text:span></text:span><text:span text:style-name="Strong_20_Emphasis"><text:span text:style-name="T312">"in </text:span></text:span><text:span text:style-name="Strong_20_Emphasis"><text:span text:style-name="T313">B</text:span></text:span><text:span text:style-name="Strong_20_Emphasis"><text:span text:style-name="T312">'s method."</text:span></text:span><text:span text:style-name="Strong_20_Emphasis"><text:span text:style-name="T65"> will be printed and if B has not defined its own meth() method then </text:span></text:span><text:span text:style-name="Strong_20_Emphasis"><text:span text:style-name="T312">"in </text:span></text:span><text:span text:style-name="Strong_20_Emphasis"><text:span text:style-name="T314">A</text:span></text:span><text:span text:style-name="Strong_20_Emphasis"><text:span text:style-name="T312">'s method."</text:span></text:span><text:span text:style-name="Strong_20_Emphasis"><text:span text:style-name="T65"> will be printed but any ambiguity or compile time error will not occur.</text:span></text:span></text:p>
          <text:p text:style-name="P53"><text:span text:style-name="Strong_20_Emphasis"><text:span text:style-name="T66"/></text:span></text:p>
          <text:p text:style-name="P53"><text:span text:style-name="Strong_20_Emphasis"><text:span text:style-name="T66">Now as far as extending Thread class and implementing Runnable interface is concerned, it is </text:span></text:span><text:span text:style-name="Strong_20_Emphasis"><text:span text:style-name="T69">important to note that </text:span></text:span><text:span text:style-name="Strong_20_Emphasis"><text:span text:style-name="T66">Thread class already implements Runnable interface.</text:span></text:span></text:p>
          <text:p text:style-name="P53"><text:span text:style-name="Strong_20_Emphasis"><text:span text:style-name="T64"/></text:span></text:p>
        </text:list-item>
        <text:list-item>
          <text:p text:style-name="P53"><text:span text:style-name="Strong_20_Emphasis"><text:span text:style-name="T56">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54"><text:span text:style-name="Strong_20_Emphasis"><text:span text:style-name="T37">The solution:</text:span></text:span></text:p>
        </text:list-item>
      </text:list>
      <text:list xml:id="list18546652322257548" text:style-name="L5">
        <text:list-item>
          <text:p text:style-name="P87"><text:span text:style-name="Strong_20_Emphasis"><text:span text:style-name="T56">Define a breakpoint in desired thread </text:span></text:span><text:span text:style-name="Strong_20_Emphasis"><text:span text:style-name="T57">means in the run() method of the new thread.</text:span></text:span></text:p>
        </text:list-item>
        <text:list-item>
          <text:p text:style-name="P87"><text:span text:style-name="Strong_20_Emphasis"><text:span text:style-name="T57">R</text:span></text:span><text:span text:style-name="Strong_20_Emphasis"><text:span text:style-name="T56">ight click at the breakpoint -&gt; breakpoint properties. In breakpoint properties dialog tick "Suspend VM" instead of "Suspend thread".</text:span></text:span></text:p>
        </text:list-item>
        <text:list-item>
          <text:p text:style-name="P87"><text:span text:style-name="Strong_20_Emphasis"><text:span text:style-name="T56">If you do like this your entire VM will be suspended in case of a breakpoint is reached.</text:span></text:span></text:p>
        </text:list-item>
      </text:list>
      <text:list xml:id="list22039396953211" text:continue-list="list22038766668652" text:style-name="L1">
        <text:list-item>
          <text:p text:style-name="P55"><text:span text:style-name="Strong_20_Emphasis"><text:span text:style-name="T301">D</text:span></text:span><text:span text:style-name="Strong_20_Emphasis"><text:span text:style-name="T300">eclaring a variable volatile is always not enough. </text:span></text:span><text:span text:style-name="Strong_20_Emphasis"><text:span text:style-name="T297">As soon as a thread needs to first read the value of a </text:span></text:span><text:span text:style-name="Strong_20_Emphasis"><text:span text:style-name="Source_20_Text"><text:span text:style-name="T296">volatile</text:span></text:span></text:span><text:span text:style-name="Strong_20_Emphasis"><text:span text:style-name="T297"> variable, and </text:span></text:span><text:span text:style-name="Strong_20_Emphasis"><text:span text:style-name="T12">based on that value generate a new value</text:span></text:span><text:span text:style-name="Strong_20_Emphasis"><text:span text:style-name="T297"> for the shared </text:span></text:span><text:span text:style-name="Strong_20_Emphasis"><text:span text:style-name="Source_20_Text"><text:span text:style-name="T296">volatile</text:span></text:span></text:span><text:span text:style-name="Strong_20_Emphasis"><text:span text:style-name="T297"> variable,</text:span></text:span><text:span text:style-name="Strong_20_Emphasis"><text:span text:style-name="T300"> a </text:span></text:span><text:span text:style-name="Strong_20_Emphasis"><text:span text:style-name="Source_20_Text"><text:span text:style-name="T298">volatile</text:span></text:span></text:span><text:span text:style-name="Strong_20_Emphasis"><text:span text:style-name="T300"> variable is no longer enough to guarantee correct visibility. The short time gap in between the reading of the </text:span></text:span><text:span text:style-name="Strong_20_Emphasis"><text:span text:style-name="Source_20_Text"><text:span text:style-name="T298">volatile</text:span></text:span></text:span><text:span text:style-name="Strong_20_Emphasis"><text:span text:style-name="T300">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300">race condition</text:span></text:span></text:a><text:span text:style-name="Strong_20_Emphasis"><text:span text:style-name="T300"> where multiple threads might read the same value of the </text:span></text:span><text:span text:style-name="Strong_20_Emphasis"><text:span text:style-name="Source_20_Text"><text:span text:style-name="T298">volatile</text:span></text:span></text:span><text:span text:style-name="Strong_20_Emphasis"><text:span text:style-name="T300"> variable, generate a new value for the variable, and when writing the value back to main memory - overwrite each other's values. </text:span></text:span></text:p>
        </text:list-item>
        <text:list-item>
          <text:p text:style-name="P56"><text:span text:style-name="Strong_20_Emphasis"><text:span text:style-name="T299">Use of </text:span></text:span><text:span text:style-name="Strong_20_Emphasis"><text:span text:style-name="T294">instanceof </text:span></text:span><text:span text:style-name="Strong_20_Emphasis"><text:span text:style-name="T299">operator:</text:span></text:span></text:p>
          <text:list>
            <text:list-header>
              <text:p text:style-name="P56"><text:span text:style-name="Source_20_Text"><text:span text:style-name="T11">if (source instanceof Button) {</text:span></text:span></text:p>
            </text:list-header>
          </text:list>
        </text:list-item>
        <text:list-item>
          <text:p text:style-name="P57"><text:span text:style-name="Strong_20_Emphasis"><text:span text:style-name="T295">How to know if one class is super class of another class?</text:span></text:span></text:p>
          <text:list>
            <text:list-header>
              <text:p text:style-name="P57"><text:span text:style-name="Strong_20_Emphasis"><text:span text:style-name="T101">SuperClass</text:span></text:span><text:span text:style-name="T104">.</text:span><text:span text:style-name="T281">class</text:span><text:span text:style-name="T104">.isAssignableFrom(</text:span><text:span text:style-name="T102">Sub</text:span><text:span text:style-name="T103">Class</text:span><text:span text:style-name="T104">.</text:span><text:span text:style-name="T281">class</text:span><text:span text:style-name="T105">);</text:span></text:p>
            </text:list-header>
          </text:list>
        </text:list-item>
        <text:list-item>
          <text:p text:style-name="P58"><text:span text:style-name="Strong_20_Emphasis"><text:span text:style-name="T292">public final void wait([long timeout[, int nanos]]) throws InterruptedException</text:span></text:span></text:p>
          <text:p text:style-name="P119">The current thread must own this object's monitor. The thread releases ownership of this monitor and waits until any of the following occurs:</text:p>
        </text:list-item>
      </text:list>
      <text:list xml:id="list4026241793732771340" text:style-name="L6">
        <text:list-item>
          <text:p text:style-name="P88"><text:span text:style-name="T288">another thread invokes the notify() </text:span><text:span text:style-name="T289">or </text:span><text:span text:style-name="T288">notifyAll() method for this object </text:span><text:span text:style-name="T289">or,</text:span></text:p>
        </text:list-item>
        <text:list-item>
          <text:p text:style-name="P88"><text:soft-page-break/><text:span text:style-name="T288">some other thread interrupts the current thread </text:span><text:span text:style-name="T289">or,</text:span></text:p>
        </text:list-item>
        <text:list-item>
          <text:p text:style-name="P88"><text:span text:style-name="T290">a</text:span><text:span text:style-name="T288"> certain amount of time has elapsed.</text:span></text:p>
        </text:list-item>
      </text:list>
      <text:list xml:id="list22040058395211" text:continue-list="list22039396953211" text:style-name="L1">
        <text:list-header>
          <text:p text:style-name="P127">In particular, wait(0, 0) means the same thing as wait(0) <text:span text:style-name="T317">which in turn is the same thing as wait().</text:span></text:p>
        </text:list-header>
        <text:list-item>
          <text:p text:style-name="P59"><text:span text:style-name="Strong_20_Emphasis"><text:span text:style-name="T292">public final void wait() throws InterruptedException </text:span></text:span><text:span text:style-name="Strong_20_Emphasis"><text:span text:style-name="T293">or</text:span></text:span></text:p>
          <text:p text:style-name="P59"><text:span text:style-name="Strong_20_Emphasis"><text:span text:style-name="T292">public final void wait(</text:span></text:span><text:span text:style-name="Strong_20_Emphasis"><text:span text:style-name="T293">0</text:span></text:span><text:span text:style-name="Strong_20_Emphasis"><text:span text:style-name="T292">) throws InterruptedException </text:span></text:span><text:span text:style-name="Strong_20_Emphasis"><text:span text:style-name="T293">or</text:span></text:span></text:p>
          <text:p text:style-name="P59"><text:span text:style-name="Strong_20_Emphasis"><text:span text:style-name="T292">public final void wait(</text:span></text:span><text:span text:style-name="Strong_20_Emphasis"><text:span text:style-name="T293">0, 0</text:span></text:span><text:span text:style-name="Strong_20_Emphasis"><text:span text:style-name="T292">) throws InterruptedException.</text:span></text:span></text:p>
          <text:p text:style-name="P120">The current thread must own this object's monitor. The thread releases ownership of this monitor and waits until any of the following occurs:</text:p>
        </text:list-item>
      </text:list>
      <text:list xml:id="list6838059114457995882" text:style-name="L7">
        <text:list-item>
          <text:p text:style-name="P89"><text:span text:style-name="T288">another thread invokes the notify() </text:span><text:span text:style-name="T289">or </text:span><text:span text:style-name="T288">notifyAll() method for this object </text:span><text:span text:style-name="T289">or,</text:span></text:p>
        </text:list-item>
        <text:list-item>
          <text:p text:style-name="P121">some other thread interrupts the current thread.</text:p>
        </text:list-item>
        <text:list-item>
          <text:p text:style-name="P125">There is no limit of time in this case. The thread can wait indefinitely.</text:p>
        </text:list-item>
      </text:list>
      <text:list xml:id="list22038814631841" text:continue-list="list22040058395211" text:style-name="L1">
        <text:list-item>
          <text:p text:style-name="P113">What are the four OOP principle?</text:p>
          <text:p text:style-name="P116">Encapsulation, Inheritance, Polymorphism, Abstraction</text:p>
          <text:p text:style-name="P60"><text:span text:style-name="T32">Encapsulation- </text:span><text:span text:style-name="T8">Encapsulation means data hiding.</text:span><text:span text:style-name="T29"> </text:span><text:span text:style-name="T30">It is the </text:span><text:span text:style-name="T288">process of binding the data with related methods </text:span><text:span text:style-name="T291">with the help of different access specifiers</text:span><text:span text:style-name="T288">. Class is the base for encapsulation.</text:span></text:p>
          <text:p text:style-name="P60"><text:span text:style-name="T32">Inheritance- </text:span><text:span text:style-name="T29">Inheritance is a process where childclass acquires the properties of superclass,</text:span></text:p>
          <text:p text:style-name="P129"><text:span text:style-name="T32">P</text:span><text:span text:style-name="T31">olymorphism- </text:span><text:span text:style-name="T28">One interface multiple methods. Two types:</text:span></text:p>
          <text:list>
            <text:list-header>
              <text:p text:style-name="P117">Compile time polymorphism- can be achieved by method overloading,</text:p>
              <text:p text:style-name="P117">Runtime polymorphism- can be achieved by method overriding,</text:p>
            </text:list-header>
          </text:list>
          <text:p text:style-name="P130"><text:span text:style-name="T31">Abstraction- </text:span><text:span text:style-name="T28">Abstraction means </text:span><text:span text:style-name="T7">hiding the implementation</text:span><text:span text:style-name="T28">. Abstraction is achieved by encapsulation, inheritance and polymorphism.</text:span></text:p>
        </text:list-item>
        <text:list-item>
          <text:p text:style-name="P61"><text:span text:style-name="Strong_20_Emphasis"><text:span text:style-name="T195">Difference</text:span></text:span><text:span text:style-name="Strong_20_Emphasis"><text:span text:style-name="T185"> </text:span></text:span><text:span text:style-name="Strong_20_Emphasis"><text:span text:style-name="T195">between</text:span></text:span><text:span text:style-name="Strong_20_Emphasis"><text:span text:style-name="T185"> </text:span></text:span><text:span text:style-name="Strong_20_Emphasis"><text:span text:style-name="T195">Array</text:span></text:span><text:span text:style-name="Strong_20_Emphasis"><text:span text:style-name="T196">s</text:span></text:span><text:span text:style-name="Strong_20_Emphasis"><text:span text:style-name="T185"> </text:span></text:span><text:span text:style-name="Strong_20_Emphasis"><text:span text:style-name="T195">class</text:span></text:span><text:span text:style-name="Strong_20_Emphasis"><text:span text:style-name="T185">, </text:span></text:span><text:span text:style-name="Strong_20_Emphasis"><text:span text:style-name="T195">Array</text:span></text:span><text:span text:style-name="Strong_20_Emphasis"><text:span text:style-name="T185"> </text:span></text:span><text:span text:style-name="Strong_20_Emphasis"><text:span text:style-name="T195">class</text:span></text:span><text:span text:style-name="Strong_20_Emphasis"><text:span text:style-name="T185"> </text:span></text:span><text:span text:style-name="Strong_20_Emphasis"><text:span text:style-name="T194">and</text:span></text:span><text:span text:style-name="Strong_20_Emphasis"><text:span text:style-name="T191"> </text:span></text:span><text:span text:style-name="Strong_20_Emphasis"><text:span text:style-name="T194">Array</text:span></text:span><text:span text:style-name="Strong_20_Emphasis"><text:span text:style-name="T191"> </text:span></text:span><text:span text:style-name="Strong_20_Emphasis"><text:span text:style-name="T194">Interface</text:span></text:span><text:span text:style-name="Strong_20_Emphasis"><text:span text:style-name="T185">:</text:span></text:span></text:p>
          <text:p text:style-name="P62"><text:span text:style-name="Strong_20_Emphasis"><text:span text:style-name="T245">java.util.</text:span></text:span><text:span text:style-name="Strong_20_Emphasis"><text:span text:style-name="T246">Arrays</text:span></text:span><text:span text:style-name="Strong_20_Emphasis"><text:span text:style-name="T186"> </text:span></text:span><text:span text:style-name="Strong_20_Emphasis"><text:span text:style-name="T191">class</text:span></text:span><text:span text:style-name="Strong_20_Emphasis"><text:span text:style-name="T186">: </text:span></text:span><text:span text:style-name="Strong_20_Emphasis"><text:span text:style-name="T187">This is basically a Utility class, which contains static methods to manipulate (sort, </text:span></text:span><text:span text:style-name="Strong_20_Emphasis"><text:span text:style-name="T192">asList,</text:span></text:span><text:span text:style-name="Strong_20_Emphasis"><text:span text:style-name="T187"> etc.) the values stored in array. </text:span></text:span><text:span text:style-name="Strong_20_Emphasis"><text:span text:style-name="T188">For example:</text:span></text:span></text:p>
          <text:p text:style-name="P62"><text:span text:style-name="Strong_20_Emphasis"><text:span text:style-name="T209"/></text:span></text:p>
          <text:p text:style-name="P62"><text:span text:style-name="Strong_20_Emphasis"><text:span text:style-name="T209">String </text:span></text:span><text:span text:style-name="T304">a</text:span><text:span text:style-name="T100">[] = </text:span><text:span text:style-name="T280">new</text:span><text:span text:style-name="T100"> String[]{</text:span><text:span text:style-name="T311">"abc"</text:span><text:span text:style-name="T100">,</text:span><text:span text:style-name="T311">"klm"</text:span><text:span text:style-name="T100">,</text:span><text:span text:style-name="T311">"xyz"</text:span><text:span text:style-name="T100">,</text:span><text:span text:style-name="T311">"pqr"</text:span><text:span text:style-name="T100">};</text:span></text:p>
          <text:p text:style-name="P111"><text:span text:style-name="T27">Arrays.</text:span><text:span text:style-name="T110">sort</text:span><text:span text:style-name="T27">(</text:span><text:span text:style-name="T302">a</text:span><text:span text:style-name="T27">);</text:span></text:p>
          <text:p text:style-name="P111"><text:span text:style-name="T111">List</text:span><text:span text:style-name="T112">&lt;String&gt;</text:span><text:span text:style-name="T27"> </text:span><text:span text:style-name="T302">list1</text:span><text:span text:style-name="T27"> = Arrays.</text:span><text:span text:style-name="T110">asList</text:span><text:span text:style-name="T27">(</text:span><text:span text:style-name="T302">a</text:span><text:span text:style-name="T27">);</text:span></text:p>
          <text:p text:style-name="P131"/>
          <text:p text:style-name="P111"><text:span text:style-name="T279">int</text:span><text:span text:style-name="T27">[] </text:span><text:span text:style-name="T302">myIntegers</text:span><text:span text:style-name="T27"> = </text:span><text:span text:style-name="T279">new</text:span><text:span text:style-name="T27"> </text:span><text:span text:style-name="T279">int</text:span><text:span text:style-name="T27">[]{2, 12, 5, 3, 7, 9, 11, 1};</text:span></text:p>
          <text:p text:style-name="P111"><text:span text:style-name="T27">Arrays.</text:span><text:span text:style-name="T110">sort</text:span><text:span text:style-name="T27">(</text:span><text:span text:style-name="T302">myIntegers</text:span><text:span text:style-name="T27">);</text:span></text:p>
          <text:p text:style-name="P63"><text:span text:style-name="Strong_20_Emphasis"><text:span text:style-name="T210"/></text:span></text:p>
          <text:p text:style-name="P64"><text:span text:style-name="Strong_20_Emphasis"><text:span text:style-name="T245">java.lang.reflect.</text:span></text:span><text:span text:style-name="Strong_20_Emphasis"><text:span text:style-name="T247">Array</text:span></text:span><text:span text:style-name="Strong_20_Emphasis"><text:span text:style-name="T189"> </text:span></text:span><text:span text:style-name="Strong_20_Emphasis"><text:span text:style-name="T191">class</text:span></text:span><text:span text:style-name="Strong_20_Emphasis"><text:span text:style-name="T189">: </text:span></text:span><text:span text:style-name="Strong_20_Emphasis"><text:span text:style-name="T190">Th</text:span></text:span><text:span text:style-name="Strong_20_Emphasis"><text:span text:style-name="T193">is</text:span></text:span><text:span text:style-name="Strong_20_Emphasis"><text:span text:style-name="T190"> Array class provides static methods </text:span></text:span><text:span text:style-name="Strong_20_Emphasis"><text:span text:style-name="T197">to dynamically create and access Java arrays</text:span></text:span><text:span text:style-name="Strong_20_Emphasis"><text:span text:style-name="T190">.</text:span></text:span></text:p>
          <text:p text:style-name="P64"><text:span text:style-name="Strong_20_Emphasis"><text:span text:style-name="T248">Java.</text:span></text:span><text:span text:style-name="Strong_20_Emphasis"><text:span text:style-name="T245">sql.Array</text:span></text:span><text:span text:style-name="Strong_20_Emphasis"><text:span text:style-name="T186"> </text:span></text:span><text:span text:style-name="Strong_20_Emphasis"><text:span text:style-name="T191">interface: The mapping in the Java programming language for the SQL type ARRAY.</text:span></text:span></text:p>
          <text:p text:style-name="P64"><text:span text:style-name="Strong_20_Emphasis"><text:span text:style-name="T191"/></text:span></text:p>
        </text:list-item>
        <text:list-item>
          <text:p text:style-name="P60"><text:span text:style-name="Strong_20_Emphasis"><text:span text:style-name="T244">Interface</text:span></text:span><text:span text:style-name="T1"> </text:span><text:span text:style-name="T2">can be thought as the </text:span><text:span text:style-name="T1">means of classifying common traits or behaviors that were exhibited by potentially many non-related classes.</text:span></text:p>
        </text:list-item>
        <text:list-item>
          <text:p text:style-name="P65"><text:span text:style-name="T3">The ability to define a </text:span><text:span text:style-name="T6">method</text:span><text:span text:style-name="T3"> in multiple forms is called Polymorphism. </text:span><text:span text:style-name="T5">In other words, polymorphism is “One interface, multiple methods”.</text:span></text:p>
          <text:p text:style-name="P65"><text:span text:style-name="T3">Polymorphism allow</text:span><text:span text:style-name="T4">s</text:span><text:span text:style-name="T3"> </text:span><text:span text:style-name="T4">us</text:span><text:span text:style-name="T3"> to use different implementation without changing our code.</text:span></text:p>
        </text:list-item>
        <text:list-item>
          <text:p text:style-name="P1"><text:span text:style-name="Strong_20_Emphasis"><text:span text:style-name="T202">How you can handle uncaught runtime exception generated in run method?</text:span></text:span></text:p>
        </text:list-item>
      </text:list>
      <text:list xml:id="list3372760182725341510" text:style-name="L8">
        <text:list-item>
          <text:p text:style-name="P2"><text:span text:style-name="T204">We can use </text:span><text:a xlink:type="simple" xlink:href="http://www.javamadesoeasy.com/2015/03/handling-uncaught-runtime-exception.html" text:style-name="Internet_20_link" text:visited-style-name="Visited_20_Internet_20_Link"><text:span text:style-name="T217">setDefaultUncaughtExceptionHandler</text:span></text:a><text:span text:style-name="T198"> </text:span><text:span text:style-name="T204">method which can handle uncaught unchecked(runtime) exception generated in run() method.</text:span></text:p>
        </text:list-item>
        <text:list-item>
          <text:p text:style-name="P2"><text:span text:style-name="T203">setDefaultUncaughtExceptionHandler </text:span><text:span text:style-name="T204">method sets the default handler which is called when a thread terminates due to an uncaught unchecked(runtime) exception.</text:span></text:p>
        </text:list-item>
        <text:list-item>
          <text:p text:style-name="P3"><text:span text:style-name="T203">setDefaultUncaughtExceptionHandler </text:span><text:span text:style-name="T204">is a static method method, so we can directly call </text:span><text:span text:style-name="T206">Thread</text:span><text:span text:style-name="T204">.</text:span><text:span text:style-name="T207">setDefaultUncaughtExceptionHandler </text:span><text:span text:style-name="T204">to set the default handler to handle uncaught unchecked(runtime) exception.</text:span></text:p>
        </text:list-item>
        <text:list-item>
          <text:p text:style-name="P3"><text:span text:style-name="T204">It avoids abrupt termination of </text:span><text:span text:style-name="T249">thread</text:span><text:span text:style-name="T204"> caused by uncaught runtime exceptions.</text:span></text:p>
        </text:list-item>
        <text:list-item>
          <text:p text:style-name="P4">In the absence of this setDefaultUncaughtExceptionHandler, the thread in which there will be uncaught exception, that will terminate abruptly, but the other threads still run normally.</text:p>
        </text:list-item>
      </text:list>
      <text:list xml:id="list22039039732989" text:continue-list="list22038814631841" text:style-name="L1">
        <text:list-header>
          <text:p text:style-name="P5"><text:soft-page-break/><text:span text:style-name="T205">Program to show the use of </text:span><text:span text:style-name="T266">setDefaultUncaughtExceptionHandler </text:span><text:span text:style-name="T205">method:</text:span></text:p>
          <text:p text:style-name="P6"><text:span text:style-name="T278">class</text:span><text:span text:style-name="T97"> MyRunnable </text:span><text:span text:style-name="T278">implements</text:span><text:span text:style-name="T97"> Runnable {</text:span></text:p>
          <text:p text:style-name="P6"><text:span text:style-name="T96"><text:tab/>String </text:span><text:span text:style-name="T285">str</text:span><text:span text:style-name="T96">;</text:span></text:p>
          <text:p text:style-name="P6"><text:span text:style-name="T96"><text:tab/></text:span><text:span text:style-name="T277">public</text:span><text:span text:style-name="T96"> </text:span><text:span text:style-name="T277">void</text:span><text:span text:style-name="T96"> run() {</text:span></text:p>
          <text:p text:style-name="P6"><text:span text:style-name="T96"><text:tab/><text:tab/></text:span><text:span text:style-name="T285">str</text:span><text:span text:style-name="T96">.equals(</text:span><text:span text:style-name="T310">"abc"</text:span><text:span text:style-name="T96">);</text:span></text:p>
          <text:p text:style-name="P8"><text:tab/>}</text:p>
          <text:p text:style-name="P8">}</text:p>
          <text:p text:style-name="P7"><text:span text:style-name="T277">class</text:span><text:span text:style-name="T96"> MyClass {</text:span></text:p>
          <text:p text:style-name="P7"><text:span text:style-name="T96"><text:tab/></text:span><text:span text:style-name="T277">private</text:span><text:span text:style-name="T96"> </text:span><text:span text:style-name="T277">static</text:span><text:span text:style-name="T96"> </text:span><text:span text:style-name="T277">final</text:span><text:span text:style-name="T96"> Logger </text:span><text:span text:style-name="T286">LOGGER</text:span><text:span text:style-name="T96"> = </text:span></text:p>
          <text:p text:style-name="P7"><text:span text:style-name="T96"><text:s text:c="31"/>Logger.</text:span><text:span text:style-name="T99">getLogger</text:span><text:span text:style-name="T96">(</text:span><text:span text:style-name="T98">MyClass</text:span><text:span text:style-name="T96">.</text:span><text:span text:style-name="T277">class</text:span><text:span text:style-name="T96">.getName());</text:span></text:p>
          <text:p text:style-name="P9"/>
          <text:p text:style-name="P6"><text:span text:style-name="T96"><text:tab/></text:span><text:span text:style-name="T277">public</text:span><text:span text:style-name="T96"> </text:span><text:span text:style-name="T277">static</text:span><text:span text:style-name="T96"> </text:span><text:span text:style-name="T277">void</text:span><text:span text:style-name="T96"> main(String[] </text:span><text:span text:style-name="T303">args</text:span><text:span text:style-name="T96">) {</text:span></text:p>
          <text:p text:style-name="P6"><text:span text:style-name="T96"><text:tab/><text:tab/>Thread </text:span><text:span text:style-name="T303">thread1</text:span><text:span text:style-name="T96"> = </text:span><text:span text:style-name="T277">new</text:span><text:span text:style-name="T96"> Thread(</text:span><text:span text:style-name="T277">new</text:span><text:span text:style-name="T96"> MyRunnable(),</text:span><text:span text:style-name="T310">"thread-1"</text:span><text:span text:style-name="T96">);</text:span></text:p>
          <text:p text:style-name="P10"><text:span text:style-name="T305"><text:tab/><text:tab/>Thread.</text:span><text:span text:style-name="T306">setDefaultUncaughtExceptionHandler</text:span><text:span text:style-name="T305">(</text:span></text:p>
          <text:p text:style-name="P11"><text:tab/><text:tab/><text:tab/><text:span text:style-name="T318">n</text:span>ew Thread.UncaughtExceptionHandler(){</text:p>
          <text:p text:style-name="P11"><text:tab/><text:tab/><text:tab/><text:tab/>public void uncaughtException(Thread thread, </text:p>
          <text:p text:style-name="P12"><text:tab/><text:tab/><text:tab/><text:tab/><text:tab/><text:tab/><text:tab/>Throwable throwable) {</text:p>
          <text:p text:style-name="P15"><text:span text:style-name="T308"><text:tab/><text:tab/> <text:s text:c="15"/></text:span><text:span text:style-name="T307">LOGGER</text:span><text:span text:style-name="T308">.log(Level.</text:span><text:span text:style-name="T307">SEVERE</text:span><text:span text:style-name="T308">, </text:span></text:p>
          <text:p text:style-name="P15"><text:span text:style-name="T308"><text:s text:c="30"/>thread.getName().toString() </text:span><text:span text:style-name="T305">+ " has thrown " <text:s text:c="6"/></text:span></text:p>
          <text:p text:style-name="P14"><text:s text:c="52"/>+ throwable);</text:p>
          <text:p text:style-name="P12"><text:s text:c="21"/>}</text:p>
          <text:p text:style-name="P13"><text:tab/><text:tab/><text:tab/>}</text:p>
          <text:p text:style-name="P13"><text:s text:c="9"/>);</text:p>
          <text:p text:style-name="P6"><text:span text:style-name="T96"><text:tab/><text:tab/></text:span><text:span text:style-name="T303">thread1</text:span><text:span text:style-name="T96">.start();</text:span></text:p>
          <text:p text:style-name="P6"><text:span text:style-name="T96"><text:tab/><text:tab/>System.</text:span><text:span text:style-name="T286">out</text:span><text:span text:style-name="T96">.println(</text:span><text:span text:style-name="T310">"MAIN METHOD ENDED"</text:span><text:span text:style-name="T96">);</text:span></text:p>
          <text:p text:style-name="P8"><text:tab/>}</text:p>
          <text:p text:style-name="P8">}</text:p>
        </text:list-header>
        <text:list-item>
          <text:p text:style-name="P66"><text:span text:style-name="Source_20_Text"><text:span text:style-name="T152">What is interrupt?</text:span></text:span></text:p>
          <text:p text:style-name="P66"><text:span text:style-name="Source_20_Text"><text:span text:style-name="T232">An interrupt is an indication to a thread that it should stop what it is doing and do something else.</text:span></text:span><text:span text:style-name="Source_20_Text"><text:span text:style-name="T221"> It's up to the programmer to decide exactly how a thread responds to an interrupt, but it is very common for the thread to terminate.</text:span></text:span></text:p>
          <text:p text:style-name="P67"><text:span text:style-name="Source_20_Text"><text:span text:style-name="T153">How interrupt is implemented?</text:span></text:span></text:p>
        </text:list-item>
      </text:list>
      <text:list xml:id="list4212819617905486749" text:style-name="L9">
        <text:list-item>
          <text:p text:style-name="P90"><text:span text:style-name="Source_20_Text"><text:span text:style-name="T221">The interrupt mechanism is implemented using an internal flag known as the interrupt status. Invoking interrupt</text:span></text:span><text:span text:style-name="Source_20_Text"><text:span text:style-name="T222">() method of a thread</text:span></text:span><text:span text:style-name="Source_20_Text"><text:span text:style-name="T221"> sets this flag.</text:span></text:span></text:p>
        </text:list-item>
        <text:list-item>
          <text:p text:style-name="P91"><text:span text:style-name="Source_20_Text"><text:span text:style-name="T232">When a thread checks for an interrupt by invoking the static method Thread.interrupted</text:span></text:span><text:span text:style-name="Source_20_Text"><text:span text:style-name="T233">()</text:span></text:span><text:span text:style-name="Source_20_Text"><text:span text:style-name="T232">, </text:span></text:span><text:span text:style-name="Source_20_Text"><text:span text:style-name="T233">its </text:span></text:span><text:span text:style-name="Source_20_Text"><text:span text:style-name="T232">interrupt status is cleared. </text:span></text:span><text:span text:style-name="Source_20_Text"><text:span text:style-name="T253">In other words, if this method were to be called twice in succession, the second call <text:s/></text:span></text:span><text:span text:style-name="T26"><text:s/>would return false.</text:span></text:p>
          <text:p text:style-name="P92"><text:span text:style-name="Source_20_Text"><text:span text:style-name="T224">Because after the interrupt flag is set, and you found its status by checking the Thread.interrupted() method, its your decision to stop the thread or not by doing something. If you don’t want to stop it, its your choice.</text:span></text:span></text:p>
          <text:p text:style-name="P92"><text:span text:style-name="Source_20_Text"><text:span text:style-name="T224">For example: put the following line in the main() method as the first statement:</text:span></text:span></text:p>
          <text:p text:style-name="P92"><text:span text:style-name="Source_20_Text"><text:span text:style-name="T211"><text:tab/>Thread.</text:span></text:span><text:span text:style-name="T36">currentThread</text:span><text:span text:style-name="T35">().interrupt();</text:span></text:p>
          <text:p text:style-name="P92"><text:span text:style-name="Source_20_Text"><text:span text:style-name="T224">Still your program will run normally, and there won’t be any change, because you have just set the interrupt flag, but have not taken any decision on the basis of the status of that flag.</text:span></text:span></text:p>
          <text:p text:style-name="P93"><text:span text:style-name="Source_20_Text"><text:span text:style-name="T234">That’s why when the status of the flag is checked by </text:span></text:span><text:span text:style-name="Source_20_Text"><text:span text:style-name="T232">the static method Thread.interrupted</text:span></text:span><text:span text:style-name="Source_20_Text"><text:span text:style-name="T233">()</text:span></text:span><text:span text:style-name="Source_20_Text"><text:span text:style-name="T232">, </text:span></text:span><text:span text:style-name="Source_20_Text"><text:span text:style-name="T233">its </text:span></text:span><text:span text:style-name="Source_20_Text"><text:span text:style-name="T232">interrupt status is cleared </text:span></text:span><text:span text:style-name="Source_20_Text"><text:span text:style-name="T234">so that if you are not stopping your thread just after your check </text:span></text:span><text:span text:style-name="Source_20_Text"><text:span text:style-name="T238">(it can be done by again setting the interrupt status flag and then <text:s/>calling return or throwing exception after the check)</text:span></text:span><text:span text:style-name="Source_20_Text"><text:span text:style-name="T234"> and deciding to do something else, then it can be set again at some later time.</text:span></text:span></text:p>
        </text:list-item>
        <text:list-item>
          <text:p text:style-name="P92"><text:span text:style-name="Source_20_Text"><text:span text:style-name="T221">The non-static Thread.isInterrupted</text:span></text:span><text:span text:style-name="Source_20_Text"><text:span text:style-name="T223">()</text:span></text:span><text:span text:style-name="Source_20_Text"><text:span text:style-name="T221">, which is used by one thread to query the interrupt status of another, does not change the interrupt status flag.</text:span></text:span></text:p>
        </text:list-item>
        <text:list-item>
          <text:p text:style-name="P92"><text:soft-page-break/><text:span text:style-name="Source_20_Text"><text:span text:style-name="T232">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94"><text:span text:style-name="Source_20_Text"><text:span text:style-name="T236">Here also the interrupt status is cleared</text:span></text:span><text:span text:style-name="Source_20_Text"><text:span text:style-name="T237"> because:</text:span></text:span></text:p>
          <text:p text:style-name="P95"><text:span text:style-name="Source_20_Text"><text:span text:style-name="T225">when such an interruption will occur, </text:span></text:span><text:span text:style-name="Source_20_Text"><text:span text:style-name="T226">wait, sleep or join status of the thread will be over and </text:span></text:span><text:span text:style-name="Source_20_Text"><text:span text:style-name="T225">InterruptedException will be thrown </text:span></text:span><text:span text:style-name="Source_20_Text"><text:span text:style-name="T227">which </text:span></text:span><text:span text:style-name="Source_20_Text"><text:span text:style-name="T226">you can catch </text:span></text:span><text:span text:style-name="Source_20_Text"><text:span text:style-name="T227">in the catch block.</text:span></text:span><text:span text:style-name="Source_20_Text"><text:span text:style-name="T226"> </text:span></text:span><text:span text:style-name="Source_20_Text"><text:span text:style-name="T227">Now the decision is yours that whether you want to terminate the thread or not.</text:span></text:span></text:p>
          <text:list>
            <text:list-item>
              <text:p text:style-name="P95"><text:span text:style-name="Source_20_Text"><text:span text:style-name="T227">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95"><text:span text:style-name="Source_20_Text"><text:span text:style-name="T227">If you don’t want to terminate the thread, then you don’t need to do any thing. The thread will continue after the catch block </text:span></text:span><text:span text:style-name="Source_20_Text"><text:span text:style-name="T235">and is ready to get interrupted again.</text:span></text:span></text:p>
            </text:list-item>
          </text:list>
        </text:list-item>
      </text:list>
      <text:list xml:id="list22040231628147" text:continue-list="list22039039732989" text:style-name="L1">
        <text:list-item>
          <text:p text:style-name="P68"><text:span text:style-name="Source_20_Text"><text:span text:style-name="T154">Does calling Thread.interrupt() before a Thread.join() cause the join() to throw an InterruptedException immediately?</text:span></text:span></text:p>
          <text:p text:style-name="P68"><text:span text:style-name="Source_20_Text"><text:span text:style-name="T134">Only if the </text:span></text:span><text:span text:style-name="Source_20_Text"><text:span text:style-name="Emphasis"><text:span text:style-name="T161">current</text:span></text:span></text:span><text:span text:style-name="Source_20_Text"><text:span text:style-name="T134"> thread that is calling the </text:span></text:span><text:span text:style-name="Source_20_Text"><text:span text:style-name="T200">join()</text:span></text:span><text:span text:style-name="Source_20_Text"><text:span text:style-name="T134"> method gets interrupted will </text:span></text:span><text:span text:style-name="Source_20_Text"><text:span text:style-name="T200">join()</text:span></text:span><text:span text:style-name="Source_20_Text"><text:span text:style-name="T134"> throw </text:span></text:span><text:span text:style-name="Source_20_Text"><text:span text:style-name="T200">InterruptedException</text:span></text:span><text:span text:style-name="Source_20_Text"><text:span text:style-name="T134">.</text:span></text:span></text:p>
        </text:list-item>
        <text:list-item>
          <text:p text:style-name="P68"><text:span text:style-name="Source_20_Text"><text:span text:style-name="T150">What is Lock in java? </text:span></text:span><text:span text:style-name="Source_20_Text"><text:span text:style-name="T144">Explain key methods of Lock interface in java?</text:span></text:span></text:p>
        </text:list-item>
      </text:list>
      <text:list xml:id="list3649982351475342154" text:style-name="L10">
        <text:list-item>
          <text:p text:style-name="P96"><text:span text:style-name="T218">The java.util.concurrent.locks.</text:span><text:span text:style-name="T230">Locks</text:span><text:span text:style-name="T250"> </text:span><text:span text:style-name="T218">is a interface and its implementations </text:span><text:span text:style-name="T220">provide</text:span><text:span text:style-name="T231"> more extensive locking operations</text:span><text:span text:style-name="T218"> than can be obtained using synchronized methods and statements.</text:span></text:p>
        </text:list-item>
        <text:list-item>
          <text:p text:style-name="P132">A lock helps in controlling access to a shared resource by multiple threads. Only one thread at a time can acquire the lock and access the shared resource in java.</text:p>
        </text:list-item>
        <text:list-item>
          <text:p text:style-name="P96"><text:span text:style-name="T123">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215">synchronization</text:span></text:a><text:span text:style-name="T198"> </text:span><text:span text:style-name="T123">and </text:span><text:a xlink:type="simple" xlink:href="http://www.javamadesoeasy.com/2015/03/race-condition-in-multithreading-and.html" text:style-name="Internet_20_link" text:visited-style-name="Visited_20_Internet_20_Link"><text:span text:style-name="T212">race conditions</text:span></text:a><text:span text:style-name="T198"> </text:span><text:span text:style-name="T123">can be avoided in java.</text:span></text:p>
        </text:list-item>
        <text:list-item>
          <text:p text:style-name="P143">Read lock of a ReadWriteLock may allow concurrent access to a shared resource in java.</text:p>
        </text:list-item>
      </text:list>
      <text:list xml:id="list22038840398752" text:continue-list="list22040231628147" text:style-name="L1">
        <text:list-header>
          <text:p text:style-name="P69"><text:a xlink:type="simple" xlink:href="http://www.javamadesoeasy.com/2015/03/reentrantlocks-in-java.html" text:style-name="Internet_20_link" text:visited-style-name="Visited_20_Internet_20_Link"><text:span text:style-name="T214">Lock interface</text:span></text:a><text:span text:style-name="T267"> </text:span><text:span text:style-name="T263">key methods in java:</text:span></text:p>
          <text:p text:style-name="P149">void lock(): </text:p>
        </text:list-header>
      </text:list>
      <text:list xml:id="list3972489510236692623" text:style-name="L11">
        <text:list-item>
          <text:p text:style-name="P97"><text:span text:style-name="T123">Acquires the lock if it is not held by another thread. </text:span><text:span text:style-name="T270">And sets </text:span><text:span text:style-name="T273">lock hold count</text:span><text:span text:style-name="T276"> </text:span><text:span text:style-name="T270">to 1.</text:span></text:p>
        </text:list-item>
        <text:list-item>
          <text:p text:style-name="P97"><text:span text:style-name="T123">If current thread already holds lock then </text:span><text:span text:style-name="T273">lock hold count</text:span><text:span text:style-name="T276"> </text:span><text:span text:style-name="T270">is increased by 1. </text:span><text:span text:style-name="T271">(may be in case of <text:s/>re-entrant lock).</text:span></text:p>
        </text:list-item>
        <text:list-item>
          <text:p text:style-name="P134">If the lock is held by another thread then the current thread waits for another thread to release lock.</text:p>
        </text:list-item>
      </text:list>
      <text:list xml:id="list22038613377184" text:continue-list="list22038840398752" text:style-name="L1">
        <text:list-header>
          <text:p text:style-name="P149">void unLock():</text:p>
        </text:list-header>
      </text:list>
      <text:list xml:id="list6475193487372326630" text:style-name="L12">
        <text:list-item>
          <text:p text:style-name="P98"><text:span text:style-name="T123">If the current thread is the holding the lock then the </text:span><text:span text:style-name="T273">lock hold count </text:span><text:span text:style-name="T123">is decremented by 1. If the </text:span><text:span text:style-name="T273">lock hold count</text:span><text:span text:style-name="T198"> </text:span><text:span text:style-name="T123">has reached 0, then the lock is released.</text:span></text:p>
        </text:list-item>
        <text:list-item>
          <text:p text:style-name="P98"><text:span text:style-name="T123">If </text:span><text:span text:style-name="T273">lock hold count </text:span><text:span text:style-name="T123">is still greater than 0 then lock is not released. </text:span><text:span text:style-name="T124">(may be in case of re-entrant lock).</text:span></text:p>
        </text:list-item>
        <text:list-item>
          <text:p text:style-name="P98"><text:span text:style-name="T123">If the current thread is not holding the lock then </text:span><text:span text:style-name="T218">IllegalMonitorStateException </text:span><text:span text:style-name="T123">is thrown.</text:span></text:p>
        </text:list-item>
      </text:list>
      <text:list xml:id="list22038364018429" text:continue-list="list22038613377184" text:style-name="L1">
        <text:list-header>
          <text:p text:style-name="P149">boolean tryLock():</text:p>
        </text:list-header>
      </text:list>
      <text:list xml:id="list2706331505002702504" text:style-name="L13">
        <text:list-item>
          <text:p text:style-name="P99"><text:span text:style-name="T123">Acquires the lock if it is not held by another thread and returns true. </text:span><text:span text:style-name="T270">And sets </text:span><text:span text:style-name="T273">lock hold count</text:span><text:span text:style-name="T276"> </text:span><text:span text:style-name="T270">to 1.</text:span></text:p>
        </text:list-item>
        <text:list-item>
          <text:p text:style-name="P99"><text:span text:style-name="T123">If current thread already holds lock then method returns true. </text:span><text:span text:style-name="T270">And increments </text:span><text:span text:style-name="T273">lock hold count</text:span><text:span text:style-name="T276"> </text:span><text:span text:style-name="T270">by 1.</text:span></text:p>
        </text:list-item>
        <text:list-item>
          <text:p text:style-name="P135">If lock is held by another thread then method return false.</text:p>
        </text:list-item>
      </text:list>
      <text:list xml:id="list22040013325063" text:continue-list="list22038364018429" text:style-name="L1">
        <text:list-header>
          <text:p text:style-name="P149">boolean tryLock(long timeout, TimeUnit unit) throws InterruptedException:</text:p>
        </text:list-header>
      </text:list>
      <text:list xml:id="list1277690584525244757" text:style-name="L14">
        <text:list-item>
          <text:p text:style-name="P100"><text:span text:style-name="T123">Acquires the lock if it is not held by another thread and returns true.  </text:span><text:span text:style-name="T270">And sets </text:span><text:span text:style-name="T273">lock hold count</text:span><text:span text:style-name="T276"> </text:span><text:span text:style-name="T270">to 1.</text:span></text:p>
        </text:list-item>
        <text:list-item>
          <text:p text:style-name="P100"><text:soft-page-break/><text:span text:style-name="T123">If current thread already holds lock then method returns true. </text:span><text:span text:style-name="T270">And increments </text:span><text:span text:style-name="T273">lock hold count</text:span><text:span text:style-name="T276"> </text:span><text:span text:style-name="T270">by 1.</text:span></text:p>
        </text:list-item>
        <text:list-item>
          <text:p text:style-name="P136">If lock is held by another thread then current thread will wait until one of the following things happen -</text:p>
          <text:list>
            <text:list-item>
              <text:p text:style-name="P141">Another thread releases lock and the lock is acquired by the current thread, or</text:p>
            </text:list-item>
            <text:list-item>
              <text:p text:style-name="P144">Some other thread interrupts the current thread, or</text:p>
            </text:list-item>
            <text:list-item>
              <text:p text:style-name="P141">The specified timeout elapses.</text:p>
            </text:list-item>
          </text:list>
        </text:list-item>
        <text:list-item>
          <text:p text:style-name="P101"><text:span text:style-name="T135">If </text:span><text:span text:style-name="T123">the </text:span><text:span text:style-name="T135">lock is acquired </text:span><text:span text:style-name="T123">then method </text:span><text:span text:style-name="T135">returns true. </text:span><text:span text:style-name="T270">And sets </text:span><text:span text:style-name="T273">lock hold count</text:span><text:span text:style-name="T276"> </text:span><text:span text:style-name="T270">to 1 </text:span><text:span text:style-name="T272">or increases it</text:span><text:span text:style-name="T270">.</text:span></text:p>
        </text:list-item>
        <text:list-item>
          <text:p text:style-name="P101"><text:span text:style-name="T135">If specified timeout elapses then </text:span><text:span text:style-name="T123">method return false.</text:span></text:p>
        </text:list-item>
      </text:list>
      <text:list xml:id="list22040114481907" text:continue-list="list22040013325063" text:style-name="L1">
        <text:list-header>
          <text:p text:style-name="P150">Condition newCondition():</text:p>
        </text:list-header>
      </text:list>
      <text:list xml:id="list8789876488846823383" text:style-name="L15">
        <text:list-item>
          <text:p text:style-name="P148">Method returns a Condition instance to be used with this Lock instance.</text:p>
        </text:list-item>
        <text:list-item>
          <text:p text:style-name="P102"><text:span text:style-name="T231">Condition instance are similar to using </text:span><text:a xlink:type="simple" xlink:href="http://www.javamadesoeasy.com/2015/03/wait-and-notify-methods-definition-8.html" text:style-name="Internet_20_link" text:visited-style-name="Visited_20_Internet_20_Link"><text:span text:style-name="T252">Wait(), notify() and notifyAll()</text:span></text:a><text:span text:style-name="T251"> </text:span><text:span text:style-name="T231">methods.</text:span></text:p>
        </text:list-item>
        <text:list-item>
          <text:p text:style-name="P102"><text:span text:style-name="T218">IllegalMonitorStateException </text:span><text:span text:style-name="T123">is thrown </text:span><text:span text:style-name="T135">if this lock is not held when</text:span><text:span text:style-name="T123"> any of the </text:span><text:span text:style-name="T135">Condition’</text:span><text:span text:style-name="T136">s</text:span><text:span text:style-name="T135"> </text:span><text:span text:style-name="T137">waiting </text:span><text:span text:style-name="T138">(different versions of await())</text:span><text:span text:style-name="T137"> or signalling </text:span><text:span text:style-name="T138">(signal() and signalAll())</text:span><text:span text:style-name="T137"> methods </text:span><text:span text:style-name="T123">are called.</text:span></text:p>
        </text:list-item>
        <text:list-item>
          <text:p text:style-name="P103"><text:span text:style-name="T135">Lock is released</text:span><text:span text:style-name="T123"> when the </text:span><text:span text:style-name="T135">condition’</text:span><text:span text:style-name="T136">s</text:span><text:span text:style-name="T135"> waiting methods are called</text:span><text:span text:style-name="T123"> and before they return, the lock is reacquired </text:span><text:span text:style-name="T126">by some other thread</text:span><text:span text:style-name="T123"> and the </text:span><text:span text:style-name="T273">lock hold count</text:span><text:span text:style-name="T123"> restored to what it was when the method was called.</text:span></text:p>
        </text:list-item>
        <text:list-item>
          <text:p text:style-name="P103"><text:span text:style-name="T123">If a </text:span><text:span text:style-name="T135">thread is interrupted while waiting</text:span><text:span text:style-name="T123"> then </text:span><text:span text:style-name="T218">InterruptedException </text:span><text:span text:style-name="T123">will be thrown and following things will happen -</text:span></text:p>
          <text:list>
            <text:list-item>
              <text:p text:style-name="P104"><text:span text:style-name="T123">the </text:span><text:span text:style-name="T135">wait will be over</text:span><text:span text:style-name="T123">, and</text:span></text:p>
            </text:list-item>
            <text:list-item>
              <text:p text:style-name="P104"><text:span text:style-name="T135">thread's interrupted status will be cleared</text:span><text:span text:style-name="T123">.</text:span></text:p>
            </text:list-item>
          </text:list>
        </text:list-item>
        <text:list-item>
          <text:p text:style-name="P137">Waiting threads are signalled in FIFO (first in first out order) order.</text:p>
          <text:p text:style-name="P137"><text:span text:style-name="T316">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04"><text:span text:style-name="T123">When lock is </text:span><text:span text:style-name="T256">fair</text:span><text:span text:style-name="T123">, first lock is obtained by longest-waiting thread </text:span><text:span text:style-name="T127">(naturally the case of FIFO)</text:span><text:span text:style-name="T123">.</text:span></text:p>
        </text:list-item>
        <text:list-item>
          <text:p text:style-name="P105"><text:span text:style-name="T123">If lock is not </text:span><text:span text:style-name="T256">fair</text:span><text:span text:style-name="T123">, any waiting thread could get lock, at discretion of </text:span><text:span text:style-name="T127">implementation (but this implementation is also mostly FIFO)</text:span><text:span text:style-name="T125">.</text:span></text:p>
        </text:list-item>
        <text:list-item>
          <text:p text:style-name="P105"><text:span text:style-name="T288">Consider a scenario where T1 and T2 are waiting on a condition C (with T1 waiting longer than T2), T3 is running inside the monitor and </text:span><text:span text:style-name="T17">T4 is waiting for its initial lock acquisition</text:span><text:span text:style-name="T288">. T3 signals C and leaves the monitor releasing the lock. Let's suppose no </text:span><text:span text:style-name="Emphasis"><text:span text:style-name="T288">spurious wakeup</text:span></text:span><text:span text:style-name="T288"> occur.</text:span></text:p>
          <text:p text:style-name="P105"><text:span text:style-name="T288">If the lock is </text:span><text:span text:style-name="Strong_20_Emphasis"><text:span text:style-name="T288">fair</text:span></text:span><text:span text:style-name="T288">, T4 will definitely acquire the lock before T1, but the fact that waiting threads are signaled in FIFO order will guarantee you that T1 will acquire the lock before T2.</text:span></text:p>
          <text:p text:style-name="P105"><text:span text:style-name="T288">Also, if the lock is </text:span><text:span text:style-name="Strong_20_Emphasis"><text:span text:style-name="T288">not fair</text:span></text:span><text:span text:style-name="T288">,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22038626900927" text:continue-list="list22040114481907" text:style-name="L1">
        <text:list-item>
          <text:p text:style-name="P70"><text:span text:style-name="Source_20_Text"><text:span text:style-name="T156">Differences between synchronized and reentrant lock:</text:span></text:span></text:p>
          <text:list>
            <text:list-item>
              <text:p text:style-name="P71"><text:span text:style-name="Source_20_Text"><text:span text:style-name="T131">Synchronized does not provide fair lock but reentrant lock provides fair lock.</text:span></text:span></text:p>
            </text:list-item>
            <text:list-item>
              <text:p text:style-name="P72"><text:span text:style-name="Source_20_Text"><text:span text:style-name="T132">Synchronized d</text:span></text:span><text:span text:style-name="Source_20_Text"><text:span text:style-name="T177">oes not provide tryLock() method or its functionality and t</text:span></text:span><text:span text:style-name="Source_20_Text"><text:span text:style-name="T163">hread always waits for lock. But reentrant lock p</text:span></text:span><text:span text:style-name="Source_20_Text"><text:span text:style-name="T177">rovides tryLock() method and if lock is held by another thread then method return false in java.</text:span></text:span></text:p>
            </text:list-item>
            <text:list-item>
              <text:p text:style-name="P72"><text:span text:style-name="Source_20_Text"><text:span text:style-name="T163">In synchronized, </text:span></text:span><text:span text:style-name="Source_20_Text"><text:span text:style-name="T164">t</text:span></text:span><text:span text:style-name="Source_20_Text"><text:span text:style-name="T163">here is </text:span></text:span><text:span text:style-name="Source_20_Text"><text:span text:style-name="T177">no </text:span></text:span><text:span text:style-name="Source_20_Text"><text:span text:style-name="T179">special</text:span></text:span><text:span text:style-name="Source_20_Text"><text:span text:style-name="T177"> method </text:span></text:span><text:span text:style-name="Source_20_Text"><text:span text:style-name="T183">similar to</text:span></text:span><text:span text:style-name="Source_20_Text"><text:span text:style-name="T177"> lock</text:span></text:span><text:span text:style-name="Source_20_Text"><text:span text:style-name="T183">I</text:span></text:span><text:span text:style-name="Source_20_Text"><text:span text:style-name="T177">nterruptib</text:span></text:span><text:span text:style-name="Source_20_Text"><text:span text:style-name="T183">ly()</text:span></text:span><text:span text:style-name="Source_20_Text"><text:span text:style-name="T163">, though current thread </text:span></text:span><text:span text:style-name="Source_20_Text"><text:span text:style-name="T167">by default </text:span></text:span><text:span text:style-name="Source_20_Text"><text:span text:style-name="T163">waits until </text:span></text:span><text:span text:style-name="Source_20_Text"><text:span text:style-name="T165">either t</text:span></text:span><text:span text:style-name="T162">he </text:span><text:span text:style-name="T176">lock is acquired</text:span><text:span text:style-name="T162"> </text:span><text:span text:style-name="T176">by </text:span><text:span text:style-name="T162">the </text:span><text:span text:style-name="T176">current thread</text:span><text:span text:style-name="T162">, or </text:span><text:span text:style-name="T172">s</text:span><text:span text:style-name="T162">ome other thread </text:span><text:span text:style-name="T176">interrupts the current thread in java</text:span><text:span text:style-name="T162">.</text:span></text:p>
              <text:p text:style-name="P73"><text:span text:style-name="Source_20_Text"><text:span text:style-name="T164">In reentrant lock, </text:span></text:span><text:span text:style-name="Source_20_Text"><text:span text:style-name="T167">there is a special method named lockInterruptibly() </text:span></text:span><text:span text:style-name="Source_20_Text"><text:span text:style-name="T171">which is that if current thread is waiting for lock but mean while any other thread reaches to acquire lock, then the previous one will be interrupted and returns immediately without acquiring lock.</text:span></text:span></text:p>
            </text:list-item>
            <text:list-item>
              <text:p text:style-name="P74"><text:soft-page-break/><text:span text:style-name="Source_20_Text"><text:span text:style-name="T180">Synchronized d</text:span></text:span><text:span text:style-name="Source_20_Text"><text:span text:style-name="T178">oes not provide any method to return number of threads that may be waiting to acquire </text:span></text:span><text:span text:style-name="Source_20_Text"><text:span text:style-name="T181">the lock on </text:span></text:span><text:span text:style-name="Source_20_Text"><text:span text:style-name="T178">this </text:span></text:span><text:span text:style-name="Source_20_Text"><text:span text:style-name="T181">object</text:span></text:span><text:span text:style-name="Source_20_Text"><text:span text:style-name="T164">. </text:span></text:span><text:span text:style-name="Source_20_Text"><text:span text:style-name="T169">Reentrant lock </text:span></text:span><text:span text:style-name="Source_20_Text"><text:span text:style-name="T164">provide</text:span></text:span><text:span text:style-name="Source_20_Text"><text:span text:style-name="T169">s</text:span></text:span><text:span text:style-name="Source_20_Text"><text:span text:style-name="T164"> </text:span></text:span><text:span text:style-name="Source_20_Text"><text:span text:style-name="T254">int getQueueLength()</text:span></text:span><text:span text:style-name="Source_20_Text"><text:span text:style-name="T265"> </text:span></text:span><text:span text:style-name="Source_20_Text"><text:span text:style-name="T164">method to return number of threads that may be waiting to acquire </text:span></text:span><text:span text:style-name="Source_20_Text"><text:span text:style-name="T169">this </text:span></text:span><text:span text:style-name="Source_20_Text"><text:span text:style-name="T164">lock.</text:span></text:span></text:p>
            </text:list-item>
            <text:list-item>
              <text:p text:style-name="P75"><text:span text:style-name="Source_20_Text"><text:span text:style-name="T182">In synchronized, </text:span></text:span><text:span text:style-name="Source_20_Text"><text:span text:style-name="T178">holdsLock() </text:span></text:span><text:span text:style-name="Source_20_Text"><text:span text:style-name="T164">method is used to </text:span></text:span><text:span text:style-name="Source_20_Text"><text:span text:style-name="T178">find out whether lock is held by current thread or not</text:span></text:span><text:span text:style-name="Source_20_Text"><text:span text:style-name="T164">. If current thread holds lock method returns true. </text:span></text:span><text:span text:style-name="Source_20_Text"><text:span text:style-name="T170">In reentrant lock, </text:span></text:span><text:span text:style-name="Source_20_Text"><text:span text:style-name="T254">isHeldByCurrentThread()</text:span></text:span><text:span text:style-name="Source_20_Text"><text:span text:style-name="T164"> method is </text:span></text:span><text:span text:style-name="Source_20_Text"><text:span text:style-name="T178">used to find out whether lock is held by current thread or not</text:span></text:span><text:span text:style-name="Source_20_Text"><text:span text:style-name="T164">. If current thread holds lock method returns true in java.</text:span></text:span></text:p>
            </text:list-item>
            <text:list-item>
              <text:p text:style-name="P75"><text:span text:style-name="Source_20_Text"><text:span text:style-name="T164">In case of synchronized, </text:span></text:span><text:span text:style-name="Source_20_Text"><text:span text:style-name="T170">th</text:span></text:span><text:span text:style-name="Source_20_Text"><text:span text:style-name="T164">read can hold lock on object monitor only once. </text:span></text:span><text:span text:style-name="Source_20_Text"><text:span text:style-name="T170">In case of reentrant lock, </text:span></text:span><text:span text:style-name="Source_20_Text"><text:span text:style-name="T164">if current thread </text:span></text:span><text:span text:style-name="Source_20_Text"><text:span text:style-name="T178">already holds lock</text:span></text:span><text:span text:style-name="Source_20_Text"><text:span text:style-name="T164"> then </text:span></text:span><text:span text:style-name="Source_20_Text"><text:span text:style-name="T275">lock hold count</text:span></text:span><text:span text:style-name="Source_20_Text"><text:span text:style-name="T274"> is increased by 1 </text:span></text:span><text:span text:style-name="Source_20_Text"><text:span text:style-name="T164">when lock() method is called.</text:span></text:span></text:p>
            </text:list-item>
            <text:list-item>
              <text:p text:style-name="P75"><text:span text:style-name="T174">Synchronized d</text:span><text:span text:style-name="T162">oes not provide any </text:span><text:span text:style-name="T175">method similar to</text:span><text:span text:style-name="T162"> new</text:span><text:span text:style-name="T175">C</text:span><text:span text:style-name="T162">ondition() </text:span><text:span text:style-name="T175">of Lock</text:span><text:span text:style-name="T162"> </text:span><text:span text:style-name="T174">where as reentrant lock </text:span><text:span text:style-name="T162">provides </text:span><text:span text:style-name="T255">newCondition()</text:span><text:span text:style-name="T264"> </text:span><text:span text:style-name="T162">method </text:span><text:span text:style-name="T174">which </text:span><text:span text:style-name="T162">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216">Wait(), notify() and notifyAll()</text:span></text:a><text:span text:style-name="T208"> </text:span><text:span text:style-name="T162">methods on object.</text:span></text:p>
            </text:list-item>
          </text:list>
        </text:list-item>
        <text:list-item>
          <text:p text:style-name="P76"><text:span text:style-name="Source_20_Text"><text:span text:style-name="T145">What is Fork/Join </text:span></text:span><text:span text:style-name="Source_20_Text"><text:span text:style-name="T229">Framework</text:span></text:span><text:span text:style-name="Source_20_Text"><text:span text:style-name="T145"> in java?</text:span></text:span></text:p>
          <text:p text:style-name="P76"><text:span text:style-name="T128">Fork/Join </text:span><text:span text:style-name="T219">Framework</text:span><text:span text:style-name="T128"> has been added in</text:span><text:span text:style-name="T201"> </text:span><text:span text:style-name="T128">JDK 7 and is defined in the </text:span><text:span text:style-name="T139">java.util.concurrent</text:span><text:span text:style-name="T201"> </text:span><text:span text:style-name="T128">package. </text:span><text:span text:style-name="T157">Fork/Join </text:span><text:span text:style-name="T243">framework</text:span><text:span text:style-name="T157"> enables </text:span><text:span text:style-name="T159">parallel programming</text:span><text:span text:style-name="T123">.</text:span><text:span text:style-name="T184"> </text:span><text:span text:style-name="T255">The Fork/Join </text:span><text:span text:style-name="T219">Framework</text:span><text:span text:style-name="T255"> </text:span><text:span text:style-name="T256">improves program performance</text:span><text:span text:style-name="T268"> </text:span><text:span text:style-name="T255">in following ways:</text:span></text:p>
        </text:list-item>
      </text:list>
      <text:list xml:id="list3139284785303871667" text:style-name="L16">
        <text:list-item>
          <text:p text:style-name="P106"><text:span text:style-name="T123">Fork/Join </text:span><text:span text:style-name="T218">framework</text:span><text:span text:style-name="T123"> makes use of multiple processors available in computer. Hence enabling parallel processing, and</text:span></text:p>
        </text:list-item>
        <text:list-item>
          <text:p text:style-name="P107"><text:span text:style-name="T123">It managing whole </text:span><text:a xlink:type="simple" xlink:href="http://www.javamadesoeasy.com/2015/03/thread-states-thread-life-cycle-in-java.html" text:style-name="Internet_20_link" text:visited-style-name="Visited_20_Internet_20_Link"><text:span text:style-name="T212">life cycle of Threads</text:span></text:a><text:span text:style-name="T123">.</text:span></text:p>
        </text:list-item>
      </text:list>
      <text:list xml:id="list22039702134263" text:continue-list="list22038626900927" text:style-name="L1">
        <text:list-header>
          <text:p text:style-name="P77"><text:span text:style-name="T123">The </text:span><text:span text:style-name="T160">Fork/Join </text:span><text:span text:style-name="T242">framework</text:span><text:span text:style-name="T157"> </text:span><text:span text:style-name="T123">recursively divide a task into smaller subtasks until subtask isn’t small enough to be solved independently. This is also known as </text:span><text:span text:style-name="T257">divide-and-conquer </text:span><text:span text:style-name="T135">strategy</text:span><text:span text:style-name="T123">.</text:span></text:p>
        </text:list-header>
        <text:list-item>
          <text:p text:style-name="P77"><text:span text:style-name="Source_20_Text"><text:span text:style-name="T151">What is ForkJoinPool?</text:span></text:span><text:span text:style-name="Source_20_Text"><text:span text:style-name="T133"> </text:span></text:span><text:span text:style-name="Source_20_Text"><text:span text:style-name="T155">What approach does ForkJoin</text:span></text:span><text:span text:style-name="Source_20_Text"><text:span text:style-name="T239">Pool</text:span></text:span><text:span text:style-name="Source_20_Text"><text:span text:style-name="T155"> uses for managing tasks in java?</text:span></text:span><text:span text:style-name="Source_20_Text"><text:span text:style-name="T148">ForkJoinPool </text:span></text:span><text:span text:style-name="Source_20_Text"><text:span text:style-name="T130">implements ExecutorService framework. The execution of </text:span></text:span><text:span text:style-name="Source_20_Text"><text:span text:style-name="T148">ForkJoinTasks </text:span></text:span><text:span text:style-name="Source_20_Text"><text:span text:style-name="T130">takes place within a </text:span></text:span><text:span text:style-name="Source_20_Text"><text:span text:style-name="T148">ForkJoinPool</text:span></text:span><text:span text:style-name="Source_20_Text"><text:span text:style-name="T130">, which also manages the execution of the tasks in java.</text:span></text:span></text:p>
          <text:p text:style-name="P77"><text:a xlink:type="simple" xlink:href="http://www.javamadesoeasy.com/2015/03/forkjoin-framework-parallel-programming.html" text:style-name="Internet_20_link" text:visited-style-name="Visited_20_Internet_20_Link"><text:span text:style-name="Source_20_Text"><text:span text:style-name="T213">ForkJoin</text:span></text:span></text:a><text:a xlink:type="simple" xlink:href="http://www.javamadesoeasy.com/2015/03/forkjoin-framework-parallel-programming.html" text:style-name="Internet_20_link" text:visited-style-name="Visited_20_Internet_20_Link"><text:span text:style-name="Source_20_Text"><text:span text:style-name="T240">Pool</text:span></text:span></text:a><text:span text:style-name="Source_20_Text"><text:span text:style-name="T130"> uses </text:span></text:span><text:span text:style-name="Source_20_Text"><text:span text:style-name="T158">work-stealing approach</text:span></text:span><text:span text:style-name="Source_20_Text"><text:span text:style-name="T130"> </text:span></text:span><text:span text:style-name="Source_20_Text"><text:span text:style-name="T241">for managing threads</text:span></text:span><text:span text:style-name="Source_20_Text"><text:span text:style-name="T228">.</text:span></text:span><text:span text:style-name="Source_20_Text"><text:span text:style-name="T130"> Each thread in ForkJoinPool maintains a queue of tasks. If one thread’s queue is empty, it can take task from another thread. This overall improves the program/applications performance in java.</text:span></text:span></text:p>
        </text:list-item>
        <text:list-item>
          <text:p text:style-name="P78"><text:span text:style-name="Source_20_Text"><text:span text:style-name="T146">What is ForkJoinTask&lt;V&gt;?</text:span></text:span></text:p>
          <text:p text:style-name="P79"><text:span text:style-name="Source_20_Text"><text:span text:style-name="T149">ForkJoinTask&lt;V&gt; is abstract class for tasks that run within a ForkJoinPool. </text:span></text:span><text:span text:style-name="T123">The</text:span><text:span text:style-name="T140"> </text:span><text:span text:style-name="T141">V</text:span><text:span text:style-name="T198"> </text:span><text:span text:style-name="T123">specifies the result type of the task. </text:span><text:span text:style-name="T135">Threads managed by ForkJoinPool executes ForkJoinTasks</text:span><text:span text:style-name="T123">. Small number of threads are used to serve large number of tasks.</text:span></text:p>
          <text:p text:style-name="P145">RecursiveAction in java</text:p>
          <text:p text:style-name="P151"><text:span text:style-name="T118">RecursiveAction </text:span><text:span text:style-name="T119">is </text:span><text:span text:style-name="T118">subclass </text:span><text:span text:style-name="T119">of </text:span><text:span text:style-name="T118">ForkJoinTask</text:span><text:span text:style-name="T119">. </text:span><text:span text:style-name="T120">It </text:span><text:span text:style-name="T119">is used to implement a recursive, divide-and-conquer strategy for tasks in java. This </text:span><text:span text:style-name="T118">submits a task</text:span><text:span text:style-name="T208"> </text:span><text:span text:style-name="T119">and </text:span><text:span text:style-name="T118">does not return a result in java</text:span><text:span text:style-name="T119">.</text:span></text:p>
          <text:p text:style-name="P151"><text:span text:style-name="T121">Most i</text:span><text:span text:style-name="T119">mportant method</text:span><text:span text:style-name="T121">s</text:span><text:span text:style-name="T119"> of RecursiveAction:</text:span></text:p>
        </text:list-item>
      </text:list>
      <text:list xml:id="list8042261762364358280" text:style-name="L17">
        <text:list-item>
          <text:p text:style-name="P153"><text:span text:style-name="T258">protected abstract void </text:span><text:span text:style-name="T259">compute() </text:span><text:span text:style-name="T260">{…}</text:span></text:p>
        </text:list-item>
        <text:list-item>
          <text:p text:style-name="P138">All computations by tasks are performed inside this method in java.</text:p>
        </text:list-item>
      </text:list>
      <text:list xml:id="list22038865137952" text:continue-list="list22039702134263" text:style-name="L1">
        <text:list-header>
          <text:p text:style-name="P133">See project: RecursiveAction</text:p>
          <text:p text:style-name="P146">RecursiveTask&lt;V&gt; in java</text:p>
          <text:p text:style-name="P152"><text:span text:style-name="T118">RecursiveTask </text:span><text:span text:style-name="T119">is </text:span><text:span text:style-name="T118">subclass </text:span><text:span text:style-name="T119">of </text:span><text:span text:style-name="T118">ForkJoinTask</text:span><text:span text:style-name="T119">. </text:span><text:span text:style-name="T122">It </text:span><text:span text:style-name="T119">is used to implement a recursive, divide-and-conquer strategy for tasks.This </text:span><text:span text:style-name="T118">submits a task</text:span><text:span text:style-name="T208"> </text:span><text:span text:style-name="T119">and </text:span><text:span text:style-name="T118">returns a result</text:span><text:span text:style-name="T119">. The </text:span><text:span text:style-name="T262">V</text:span><text:span text:style-name="T208"> </text:span><text:span text:style-name="T119">specifies the result type of the task.</text:span></text:p>
          <text:p text:style-name="P139">Most important method of RecursiveAction:</text:p>
        </text:list-header>
      </text:list>
      <text:list xml:id="list6554299951936172174" text:style-name="L18">
        <text:list-item>
          <text:p text:style-name="P154"><text:span text:style-name="T258">protected abstract V </text:span><text:span text:style-name="T259">compute() </text:span><text:span text:style-name="T261">{...}</text:span></text:p>
        </text:list-item>
        <text:list-item>
          <text:p text:style-name="P140">All computations by tasks are performed inside this method.</text:p>
        </text:list-item>
      </text:list>
      <text:list xml:id="list22039389609603" text:continue-list="list22038865137952" text:style-name="L1">
        <text:list-header>
          <text:p text:style-name="P118"><text:span text:style-name="Source_20_Text"><text:span text:style-name="T147">See project: Recursive</text:span></text:span><text:span text:style-name="Source_20_Text"><text:span text:style-name="T269">Task</text:span></text:span></text:p>
        </text:list-header>
        <text:list-item>
          <text:p text:style-name="P114">What is the difference between IO and NIO?</text:p>
        </text:list-item>
      </text:list>
      <text:list xml:id="list7988655056002218251" text:style-name="L19">
        <text:list-item>
          <text:p text:style-name="P122"><text:soft-page-break/>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08"><text:span text:style-name="T288">NIO takes advantage of asynchronous system calls in UNIX systems such as the </text:span><text:span text:style-name="Source_20_Text"><text:span text:style-name="T288">select()</text:span></text:span><text:span text:style-name="T288"> system call for network sockets. Using select(), an application can monitor several resources at the same time and can also poll for network activity without blocking.</text:span></text:p>
        </text:list-item>
      </text:list>
      <text:list xml:id="list22038850560470" text:continue-list="list22039389609603" text:style-name="L1">
        <text:list-item>
          <text:p text:style-name="P115">How do you write a multi-threaded server in Java?</text:p>
        </text:list-item>
      </text:list>
      <text:list xml:id="list4587675283717616160" text:style-name="L20">
        <text:list-item>
          <text:p text:style-name="P123">A multi-threaded server is the one which can serve multiple clients without blocking. Java provides excellent support to develop such a server.</text:p>
        </text:list-item>
        <text:list-item>
          <text:p text:style-name="P109"><text:span text:style-name="T288">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288">thread pools</text:span></text:a><text:span text:style-name="T288"> and worker threads, it still a resource intensive design.</text:span></text:p>
        </text:list-item>
        <text:list-item>
          <text:p text:style-name="P124">After JDK 1.4 and NIO’s introduction, writing scalable and multi-threaded server become bit easier. You can easily create it in single thread by using Selector, which takes advantage of asynchronous and non-blocking IO model of Java NIO.</text:p>
        </text:list-item>
      </text:list>
      <text:list xml:id="list22038762345226" text:continue-list="list22038850560470" text:style-name="L1">
        <text:list-item>
          <text:p text:style-name="P126"><text:span text:style-name="T10">N</text:span><text:span text:style-name="T9">o constructor is called on the object being cloned. </text:span><text:span text:style-name="T34">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33">the count will not get updated</text:span><text:span text:style-name="T34"> and wont reflect the correct number of objects.</text:span></text:p>
        </text:list-item>
        <text:list-item>
          <text:p text:style-name="P128">Static blocks are also called static initialization block.</text:p>
        </text:list-item>
        <text:list-item>
          <text:p text:style-name="P147">Static variable, method, class are stored in perm gen.</text:p>
        </text:list-item>
        <text:list-item>
          <text:p text:style-name="P1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05T02:19:33.675244645</dc:date>
    <meta:editing-cycles>2505</meta:editing-cycles>
    <meta:editing-duration>P21DT5H26M6S</meta:editing-duration>
    <meta:generator>LibreOffice/5.1.6.2$Linux_X86_64 LibreOffice_project/10m0$Build-2</meta:generator>
    <meta:document-statistic meta:table-count="0" meta:image-count="0" meta:object-count="0" meta:page-count="12" meta:paragraph-count="298" meta:word-count="6245" meta:character-count="38494" meta:non-whitespace-character-count="321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